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B050"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fo:color="#002060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  <style:text-properties fo:color="#0070C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  <style:text-properties fo:color="#92D050"/>
    </style:style>
    <style:style style:name="ce6" style:family="table-cell" style:parent-style-name="Default" style:data-style-name="N0">
      <style:table-cell-properties fo:background-color="#FFFF00"/>
      <style:text-properties fo:color="#002060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ext-properties fo:color="#FF0000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ext-properties fo:color="#FF0000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2D050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92D050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ackground-color="#FFFF00"/>
      <style:text-properties fo:color="#FF0000"/>
    </style:style>
    <style:style style:name="ce19" style:family="table-cell" style:parent-style-name="Default" style:data-style-name="N0">
      <style:text-properties fo:color="#FF0000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ackground-color="#FFFFFF"/>
      <style:text-properties fo:color="#FFFF00"/>
    </style:style>
    <style:style style:name="ce22" style:family="table-cell" style:parent-style-name="Default" style:data-style-name="N0">
      <style:table-cell-properties fo:background-color="transparent"/>
      <style:text-properties fo:color="#FFFF00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FFFF00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FFFF00"/>
    </style:style>
    <style:style style:name="ce27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2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2F2F2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fo:background-color="#F2F2F2"/>
    </style:style>
    <style:style style:name="ce31" style:family="table-cell" style:parent-style-name="Default" style:data-style-name="N0">
      <style:text-properties fo:color="#00B05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4" style:family="table-cell" style:parent-style-name="Default" style:data-style-name="N0">
      <style:text-properties fo:color="#17375E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/>
      <style:text-properties fo:color="#FF000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B050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FF0000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51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3.259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67783333333333cm"/>
    </style:style>
    <style:style style:name="co7" style:family="table-column">
      <style:table-column-properties fo:break-before="auto" style:column-width="2.62466666666667cm"/>
    </style:style>
    <style:style style:name="co8" style:family="table-column">
      <style:table-column-properties fo:break-before="auto" style:column-width="2.39183333333333cm"/>
    </style:style>
    <style:style style:name="co9" style:family="table-column">
      <style:table-column-properties fo:break-before="auto" style:column-width="2.794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3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5" table:style-name="ce1"/>
          <table:table-cell office:value-type="string" table:style-name="ce2">
            <text:p>HarrowSim ver. 2.01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style-name="ce3">
            <text:p>Fill in green cels<text:s/><text:span text:style-name="T1">ONLY!</text:span></text:p>
          </table:table-cell>
          <table:table-cell table:style-name="ce4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6">
            <text:p>If curves are not smooth - models cannot make realiable prediction due to unrealistic parameters</text:p>
          </table:table-cell>
          <table:table-cell table:style-name="ce4"/>
          <table:table-cell table:style-name="ce5"/>
          <table:table-cell table:number-columns-repeated="9" table:style-name="ce7"/>
          <table:table-cell table:number-columns-repeated="16372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8">
            <text:p>WEED and CROP resonses to harrowing</text:p>
          </table:table-cell>
          <table:table-cell table:number-columns-repeated="16383" table:style-name="ce1"/>
        </table:table-row>
        <table:table-row table:style-name="ro2">
          <table:table-cell table:style-name="ce9"/>
          <table:table-cell table:number-columns-repeated="5" table:style-name="ce1"/>
          <table:table-cell table:style-name="ce1">
            <draw:frame draw:z-index="3" draw:id="id2" draw:style-name="a2" draw:name="Chart 20" svg:x="0.5346in" svg:y="0.0862in" svg:width="3.8287in" svg:height="2.909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6" draw:id="id5" draw:style-name="a5" draw:name="Chart 25" svg:x="0.5358in" svg:y="0.0724in" svg:width="3.8283in" svg:height="2.9224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0">
            <text:p>Weeds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eries 1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1">
            <text:p><text:span text:style-name="T3">Weed</text:span><text:s/>density (W0)=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string" table:style-name="ce13">
            <text:p>(unweeded)</text:p>
          </table:table-cell>
          <table:table-cell table:number-columns-repeated="16380" table:style-name="ce1"/>
        </table:table-row>
        <table:table-row table:style-name="ro3">
          <table:table-cell table:style-name="ce11"/>
          <table:table-cell table:number-columns-repeated="16383" table:style-name="ce1"/>
        </table:table-row>
        <table:table-row table:style-name="ro3">
          <table:table-cell office:value-type="string" table:style-name="ce11">
            <text:p>d-parameter=</text:p>
          </table:table-cell>
          <table:table-cell table:style-name="ce1"/>
          <table:table-cell office:value-type="float" office:value="1.88" table:style-name="ce12">
            <text:p>1,88</text:p>
          </table:table-cell>
          <table:table-cell office:value-type="string" table:style-name="ce13">
            <text:p>from regression analysis accroding to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1">
            <text:p>Weed control parameter</text:p>
          </table:table-cell>
          <table:table-cell table:number-columns-repeated="2" table:style-name="ce1"/>
          <table:table-cell office:value-type="string" table:style-name="ce13">
            <text:p>W=W0*exp(-d*ln(I+1))</text:p>
          </table:table-cell>
          <table:table-cell table:number-columns-repeated="16380" table:style-name="ce1"/>
        </table:table-row>
        <table:table-row table:style-name="ro3">
          <table:table-cell table:style-name="ce11"/>
          <table:table-cell table:style-name="ce1"/>
          <table:table-cell office:value-type="string" table:style-name="ce1">
            <text:p><text:s/></text:p>
          </table:table-cell>
          <table:table-cell table:number-columns-repeated="16381" table:style-name="ce1"/>
        </table:table-row>
        <table:table-row table:number-rows-repeated="5" table:style-name="ro3">
          <table:table-cell table:style-name="ce11"/>
          <table:table-cell table:number-columns-repeated="16383" table:style-name="ce1"/>
        </table:table-row>
        <table:table-row table:style-name="ro2">
          <table:table-cell office:value-type="string" table:style-name="ce10">
            <text:p>Crop</text:p>
          </table:table-cell>
          <table:table-cell table:number-columns-repeated="16383" table:style-name="ce1"/>
        </table:table-row>
        <table:table-row table:style-name="ro3">
          <table:table-cell table:style-name="ce11"/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1">
            <text:p>Leaf cover (L0)=</text:p>
          </table:table-cell>
          <table:table-cell table:style-name="ce1"/>
          <table:table-cell office:value-type="float" office:value="0.8" table:style-name="ce12">
            <text:p>0,8</text:p>
          </table:table-cell>
          <table:table-cell office:value-type="float" office:value="0.55000000000000004" table:style-name="ce12">
            <text:p>0,55</text:p>
          </table:table-cell>
          <table:table-cell office:value-type="string" table:style-name="ce1">
            <text:p>(leaf cover unweeded: 1 = 100% leaf cover)</text:p>
          </table:table-cell>
          <table:table-cell table:number-columns-repeated="16379" table:style-name="ce1"/>
        </table:table-row>
        <table:table-row table:style-name="ro3">
          <table:table-cell table:style-name="ce11"/>
          <table:table-cell table:number-columns-repeated="16383" table:style-name="ce1"/>
        </table:table-row>
        <table:table-row table:style-name="ro3">
          <table:table-cell office:value-type="string" table:style-name="ce14">
            <text:p>b-parameter</text:p>
          </table:table-cell>
          <table:table-cell table:style-name="ce15"/>
          <table:table-cell office:value-type="float" office:value="0.28000000000000003" table:style-name="ce16">
            <text:p>0,28</text:p>
          </table:table-cell>
          <table:table-cell office:value-type="float" office:value="0.1" table:style-name="ce16">
            <text:p>0,1</text:p>
          </table:table-cell>
          <table:table-cell office:value-type="string" table:style-name="ce17">
            <text:p>Crop resistence parameter</text:p>
          </table:table-cell>
          <table:table-cell table:number-columns-repeated="15" table:style-name="ce15"/>
          <table:table-cell table:number-columns-repeated="16364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style-name="ce11"/>
          <table:table-cell table:number-columns-repeated="4" table:style-name="ce1"/>
          <table:table-cell table:number-columns-repeated="4" table:style-name="ce7"/>
          <table:table-cell table:number-columns-repeated="4" table:style-name="ce1"/>
          <table:table-cell table:style-name="ce18"/>
          <table:table-cell table:number-columns-repeated="3" table:style-name="ce7"/>
          <table:table-cell table:number-columns-repeated="16367" table:style-name="ce1"/>
        </table:table-row>
        <table:table-row table:style-name="ro3">
          <table:table-cell table:number-columns-repeated="11" table:style-name="ce1"/>
          <table:table-cell table:style-name="ce1">
            <draw:frame draw:z-index="2" draw:id="id1" draw:style-name="a1" draw:name="Chart 18" svg:x="0.0126in" svg:y="0.1913in" svg:width="3.8728in" svg:height="2.953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2">
          <table:table-cell office:value-type="string" table:style-name="ce9">
            <text:p>This is estamated curves based</text:p>
          </table:table-cell>
          <table:table-cell table:number-columns-repeated="3" table:style-name="ce1"/>
          <table:table-cell table:style-name="ce1">
            <draw:frame draw:z-index="4" draw:id="id3" draw:style-name="a3" draw:name="Chart 21" svg:x="0.3571in" svg:y="0.0008in" svg:width="3.8469in" svg:height="2.95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3">
          <table:table-cell office:value-type="string" table:style-name="ce9">
            <text:p>on inputs above</text:p>
          </table:table-cell>
          <table:table-cell table:number-columns-repeated="16383" table:style-name="ce1"/>
        </table:table-row>
        <table:table-row table:number-rows-repeated="12" table:style-name="ro3">
          <table:table-cell table:style-name="ce11"/>
          <table:table-cell table:number-columns-repeated="16383" table:style-name="ce1"/>
        </table:table-row>
        <table:table-row table:style-name="ro3">
          <table:table-cell table:number-columns-repeated="3" table:style-name="ce1"/>
          <table:table-cell table:style-name="ce13"/>
          <table:table-cell table:number-columns-repeated="16380"/>
        </table:table-row>
        <table:table-row table:style-name="ro3">
          <table:table-cell table:number-columns-repeated="3" table:style-name="ce1"/>
          <table:table-cell table:style-name="ce13"/>
          <table:table-cell/>
          <table:table-cell table:style-name="ce1">
            <draw:frame draw:z-index="1" draw:id="id0" draw:style-name="a0" draw:name="Chart 17" svg:x="0.0028in" svg:y="0.0713in" svg:width="3.8528in" svg:height="3.051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table:number-columns-repeated="3" table:style-name="ce1"/>
          <table:table-cell table:style-name="ce13"/>
          <table:table-cell table:number-columns-repeated="16380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3">
          <table:table-cell office:value-type="string" table:style-name="ce11">
            <text:p><text:s/></text:p>
          </table:table-cell>
          <table:table-cell table:number-columns-repeated="16383" table:style-name="ce1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table:number-columns-repeated="20" table:style-name="ce15"/>
          <table:table-cell table:number-columns-repeated="16364"/>
        </table:table-row>
        <table:table-row table:style-name="ro3">
          <table:table-cell office:value-type="string" table:style-name="ce9">
            <text:p>Yiled impacts from crop damage (crop soil ocver) and weed competio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Crop damag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1">
            <text:p>Yield (Y0)=</text:p>
          </table:table-cell>
          <table:table-cell table:style-name="ce1"/>
          <table:table-cell office:value-type="float" office:value="6" table:style-name="ce12">
            <text:p>6</text:p>
          </table:table-cell>
          <table:table-cell office:value-type="string" table:style-name="ce1">
            <text:p>Weed-free yield (t/ha)</text:p>
          </table:table-cell>
          <table:table-cell table:style-name="ce1"/>
          <table:table-cell table:style-name="ce1">
            <draw:frame draw:z-index="5" draw:id="id4" draw:style-name="a4" draw:name="Chart 23" svg:x="0.4921in" svg:y="0.0626in" svg:width="3.7378in" svg:height="2.783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7" draw:id="id6" draw:style-name="a6" draw:name="Chart 26" svg:x="0.2689in" svg:y="0.1579in" svg:width="3.7295in" svg:height="2.7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3">
          <table:table-cell table:style-name="ce11"/>
          <table:table-cell table:number-columns-repeated="16383" table:style-name="ce1"/>
        </table:table-row>
        <table:table-row table:style-name="ro3">
          <table:table-cell office:value-type="string" table:style-name="ce11">
            <text:p>c-parameter</text:p>
          </table:table-cell>
          <table:table-cell table:style-name="ce1"/>
          <table:table-cell office:value-type="float" office:value="2.5000000000000001E-2" table:style-name="ce12">
            <text:p>0,025</text:p>
          </table:table-cell>
          <table:table-cell office:value-type="string" table:style-name="ce1">
            <text:p>Crop response parameter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office:value-type="string" table:style-name="ce9">
            <text:p>Weed competition<text:s text:c="2"/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Weed competition parameter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9">
            <text:p>High competetiv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=</text:p>
          </table:table-cell>
          <table:table-cell office:value-type="float" office:value="0.2" table:style-name="ce12">
            <text:p>0,2</text:p>
          </table:table-cell>
          <table:table-cell office:value-type="string" table:style-name="ce1">
            <text:p><text:s/>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=</text:p>
          </table:table-cell>
          <table:table-cell office:value-type="float" office:value="55" table:style-name="ce12">
            <text:p>55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9">
            <text:p>Low competetiv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=</text:p>
          </table:table-cell>
          <table:table-cell office:value-type="float" office:value="0.04" table:style-name="ce12">
            <text:p>0,0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A=</text:p>
          </table:table-cell>
          <table:table-cell office:value-type="float" office:value="55" table:style-name="ce12">
            <text:p>55</text:p>
          </table:table-cell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table:number-columns-repeated="5" table:style-name="ce1"/>
          <table:table-cell table:number-columns-repeated="4" table:style-name="ce13"/>
          <table:table-cell table:style-name="ce20"/>
          <table:table-cell table:number-columns-repeated="3" table:style-name="ce1"/>
          <table:table-cell table:number-columns-repeated="4" table:style-name="ce21"/>
          <table:table-cell table:style-name="ce22"/>
          <table:table-cell table:number-columns-repeated="16366" table:style-name="ce1"/>
        </table:table-row>
        <table:table-row table:style-name="ro3">
          <table:table-cell table:number-columns-repeated="5" table:style-name="ce15"/>
          <table:table-cell table:number-columns-repeated="4" table:style-name="ce23"/>
          <table:table-cell table:style-name="ce24"/>
          <table:table-cell table:number-columns-repeated="3" table:style-name="ce15"/>
          <table:table-cell table:number-columns-repeated="4" table:style-name="ce25"/>
          <table:table-cell table:style-name="ce26"/>
          <table:table-cell table:style-name="ce15"/>
          <table:table-cell table:number-columns-repeated="16365"/>
        </table:table-row>
        <table:table-row table:style-name="ro3">
          <table:table-cell table:number-columns-repeated="5" table:style-name="ce1"/>
          <table:table-cell table:number-columns-repeated="4" table:style-name="ce13"/>
          <table:table-cell table:style-name="ce20"/>
          <table:table-cell table:number-columns-repeated="3" table:style-name="ce1"/>
          <table:table-cell table:number-columns-repeated="4" table:style-name="ce21"/>
          <table:table-cell table:style-name="ce22"/>
          <table:table-cell table:number-columns-repeated="16366" table:style-name="ce1"/>
        </table:table-row>
        <table:table-row table:style-name="ro3">
          <table:table-cell office:value-type="string" table:style-name="ce9">
            <text:p>This is estimated curves based on inputs above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1">
            <draw:frame draw:z-index="8" draw:id="id7" draw:style-name="a7" draw:name="Chart 27" svg:x="0.2382in" svg:y="0.1189in" svg:width="3.9441in" svg:height="2.9902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9" draw:id="id8" draw:style-name="a8" draw:name="Chart 28" svg:x="0.0028in" svg:y="0.1547in" svg:width="3.9213in" svg:height="2.9902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3" table:style-name="ce1"/>
        </table:table-row>
        <table:table-row table:number-rows-repeated="33" table:style-name="ro5">
          <table:table-cell table:number-columns-repeated="16384"/>
        </table:table-row>
        <table:table-row table:style-name="ro5">
          <table:table-cell table:number-columns-repeated="3"/>
          <table:table-cell office:value-type="string" table:style-name="ce1">
            <text:p><text:s/></text:p>
          </table:table-cell>
          <table:table-cell table:number-columns-repeated="16380"/>
        </table:table-row>
        <table:table-row table:number-rows-repeated="1048463" table:style-name="ro5">
          <table:table-cell table:number-columns-repeated="16384"/>
        </table:table-row>
      </table:table>
      <table:table table:name="Sheet5" table:style-name="ta2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Sheet2" table:style-name="ta1"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2" table:default-cell-style-name="ce1"/>
        <table:table-column table:style-name="co2" table:number-columns-repeated="15359" table:default-cell-style-name="ce1"/>
        <table:table-row table:style-name="ro3">
          <table:table-cell table:number-columns-repeated="16384"/>
        </table:table-row>
        <table:table-row table:style-name="ro6">
          <table:table-cell office:value-type="string" table:style-name="ce27">
            <text:p>Calculations are carried out in Sheet 2 (hidden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8">
            <text:p>Parameteres are filled in in Sheet 1</text:p>
          </table:table-cell>
          <table:table-cell table:number-columns-repeated="3" table:style-name="ce28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9">
            <text:p>Weed control</text:p>
          </table:table-cell>
          <table:table-cell table:number-columns-repeated="3" table:style-name="ce1"/>
          <table:table-cell office:value-type="string" table:style-name="ce19">
            <text:p><text:s/></text:p>
          </table:table-cell>
          <table:table-cell office:value-type="string" table:style-name="ce12">
            <text:p>W=W0*exp(-d*ln(I+1))</text:p>
          </table:table-cell>
          <table:table-cell table:style-name="ce12"/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Parameters</text:p>
          </table:table-cell>
          <table:table-cell table:number-columns-repeated="16379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d=</text:p>
          </table:table-cell>
          <table:table-cell office:value-type="float" office:value="1.88" table:formula="of:=[Sheet1.$C$11]" table:style-name="ce18">
            <text:p>1,88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W0=</text:p>
          </table:table-cell>
          <table:table-cell office:value-type="float" office:value="100" table:formula="of:=[Sheet1.$C$9]" table:style-name="ce18">
            <text:p>100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d</text:p>
          </table:table-cell>
          <table:table-cell office:value-type="string" table:style-name="ce1">
            <text:p>w0</text:p>
          </table:table-cell>
          <table:table-cell table:number-columns-repeated="2" table:style-name="ce1"/>
          <table:table-cell office:value-type="string" table:style-name="ce19">
            <text:p>Passes (I)</text:p>
          </table:table-cell>
          <table:table-cell office:value-type="string" table:style-name="ce19">
            <text:p>Weed density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0" table:style-name="ce29">
            <text:p>0</text:p>
          </table:table-cell>
          <table:table-cell office:value-type="float" office:value="100" table:formula="of:=[.B11]*(EXP(-[.A11]*LN([.E11]+1)))" table:style-name="ce1">
            <text:p>100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0.5" table:style-name="ce29">
            <text:p>0,5</text:p>
          </table:table-cell>
          <table:table-cell office:value-type="float" office:value="46.660397365319056" table:formula="of:=[.B12]*(EXP(-[.A12]*LN([.E12]+1)))" table:style-name="ce1">
            <text:p>46,66039737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1" table:style-name="ce29">
            <text:p>1</text:p>
          </table:table-cell>
          <table:table-cell office:value-type="float" office:value="27.168371563151457" table:formula="of:=[.B13]*(EXP(-[.A13]*LN([.E13]+1)))" table:style-name="ce1">
            <text:p>27,16837156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1.5" table:style-name="ce29">
            <text:p>1,5</text:p>
          </table:table-cell>
          <table:table-cell office:value-type="float" office:value="17.859643421807224" table:formula="of:=[.B14]*(EXP(-[.A14]*LN([.E14]+1)))" table:style-name="ce1">
            <text:p>17,85964342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2" table:style-name="ce29">
            <text:p>2</text:p>
          </table:table-cell>
          <table:table-cell office:value-type="float" office:value="12.676870129052812" table:formula="of:=[.B15]*(EXP(-[.A15]*LN([.E15]+1)))" table:style-name="ce1">
            <text:p>12,67687013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2.5" table:style-name="ce29">
            <text:p>2,5</text:p>
          </table:table-cell>
          <table:table-cell office:value-type="float" office:value="9.4875062854238799" table:formula="of:=[.B16]*(EXP(-[.A16]*LN([.E16]+1)))" table:style-name="ce1">
            <text:p>9,487506285</text:p>
          </table:table-cell>
          <table:table-cell table:number-columns-repeated="6" table:style-name="ce1"/>
          <table:table-cell office:value-type="string" table:style-name="ce1">
            <text:p><text:s/></text:p>
          </table:table-cell>
          <table:table-cell table:number-columns-repeated="1637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3" table:style-name="ce29">
            <text:p>3</text:p>
          </table:table-cell>
          <table:table-cell office:value-type="float" office:value="7.3812041339345669" table:formula="of:=[.B17]*(EXP(-[.A17]*LN([.E17]+1)))" table:style-name="ce1">
            <text:p>7,381204134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3.5" table:style-name="ce29">
            <text:p>3,5</text:p>
          </table:table-cell>
          <table:table-cell office:value-type="float" office:value="5.9150779757014771" table:formula="of:=[.B18]*(EXP(-[.A18]*LN([.E18]+1)))" table:style-name="ce1">
            <text:p>5,915077976</text:p>
          </table:table-cell>
          <table:table-cell table:number-columns-repeated="16378" table:style-name="ce1"/>
        </table:table-row>
        <table:table-row table:style-name="ro3">
          <table:table-cell office:value-type="float" office:value="1.88" table:formula="of:=[.F7]" table:style-name="ce1">
            <text:p>1,88</text:p>
          </table:table-cell>
          <table:table-cell office:value-type="float" office:value="100" table:formula="of:=[.F8]" table:style-name="ce1">
            <text:p>100</text:p>
          </table:table-cell>
          <table:table-cell table:number-columns-repeated="2" table:style-name="ce1"/>
          <table:table-cell office:value-type="float" office:value="4" table:style-name="ce29">
            <text:p>4</text:p>
          </table:table-cell>
          <table:table-cell office:value-type="float" office:value="4.8521742846905234" table:formula="of:=[.B19]*(EXP(-[.A19]*LN([.E19]+1)))" table:style-name="ce1">
            <text:p>4,852174285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office:value-type="string" table:style-name="ce19">
            <text:p>Weed control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0" table:style-name="ce29">
            <text:p>0</text:p>
          </table:table-cell>
          <table:table-cell office:value-type="float" office:value="0" table:formula="of:=([.B11]-[.F11])/[.B11]*100" table:style-name="ce1">
            <text:p>0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0.5" table:style-name="ce29">
            <text:p>0,5</text:p>
          </table:table-cell>
          <table:table-cell office:value-type="float" office:value="53.339602634680936" table:formula="of:=([.B12]-[.F12])/[.B12]*100" table:style-name="ce1">
            <text:p>53,33960263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1" table:style-name="ce29">
            <text:p>1</text:p>
          </table:table-cell>
          <table:table-cell office:value-type="float" office:value="72.831628436848547" table:formula="of:=([.B13]-[.F13])/[.B13]*100" table:style-name="ce1">
            <text:p>72,83162844</text:p>
          </table:table-cell>
          <table:table-cell table:number-columns-repeated="5" table:style-name="ce1"/>
          <table:table-cell office:value-type="string" table:style-name="ce1">
            <text:p><text:s/></text:p>
          </table:table-cell>
          <table:table-cell table:number-columns-repeated="16372"/>
        </table:table-row>
        <table:table-row table:style-name="ro3">
          <table:table-cell table:number-columns-repeated="4" table:style-name="ce1"/>
          <table:table-cell office:value-type="float" office:value="1.5" table:style-name="ce29">
            <text:p>1,5</text:p>
          </table:table-cell>
          <table:table-cell office:value-type="float" office:value="82.14035657819278" table:formula="of:=([.B14]-[.F14])/[.B14]*100" table:style-name="ce1">
            <text:p>82,14035658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2" table:style-name="ce29">
            <text:p>2</text:p>
          </table:table-cell>
          <table:table-cell office:value-type="float" office:value="87.323129870947184" table:formula="of:=([.B15]-[.F15])/[.B15]*100" table:style-name="ce1">
            <text:p>87,32312987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2.5" table:style-name="ce29">
            <text:p>2,5</text:p>
          </table:table-cell>
          <table:table-cell office:value-type="float" office:value="90.512493714576124" table:formula="of:=([.B16]-[.F16])/[.B16]*100" table:style-name="ce1">
            <text:p>90,51249371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3" table:style-name="ce29">
            <text:p>3</text:p>
          </table:table-cell>
          <table:table-cell office:value-type="float" office:value="92.618795866065426" table:formula="of:=([.B17]-[.F17])/[.B17]*100" table:style-name="ce1">
            <text:p>92,61879587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3.5" table:style-name="ce29">
            <text:p>3,5</text:p>
          </table:table-cell>
          <table:table-cell office:value-type="float" office:value="94.084922024298521" table:formula="of:=([.B18]-[.F18])/[.B18]*100" table:style-name="ce1">
            <text:p>94,08492202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5"/>
          <table:table-cell office:value-type="float" office:value="4" table:style-name="ce30">
            <text:p>4</text:p>
          </table:table-cell>
          <table:table-cell office:value-type="float" office:value="95.14782571530948" table:formula="of:=([.B19]-[.F19])/[.B19]*100" table:style-name="ce15">
            <text:p>95,14782572</text:p>
          </table:table-cell>
          <table:table-cell table:number-columns-repeated="5" table:style-name="ce15"/>
          <table:table-cell table:number-columns-repeated="16373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9">
            <text:p>Crop resistence</text:p>
          </table:table-cell>
          <table:table-cell table:number-columns-repeated="3" table:style-name="ce1"/>
          <table:table-cell office:value-type="string" table:style-name="ce19">
            <text:p>Parameters</text:p>
          </table:table-cell>
          <table:table-cell office:value-type="string" table:style-name="ce12">
            <text:p>L=L0*exp(-b*I))</text:p>
          </table:table-cell>
          <table:table-cell table:style-name="ce12"/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b=</text:p>
          </table:table-cell>
          <table:table-cell office:value-type="float" office:value="0.28000000000000003" table:formula="of:=[Sheet1.$C$23]" table:style-name="ce18">
            <text:p>0,28</text:p>
          </table:table-cell>
          <table:table-cell office:value-type="float" office:value="0.1" table:formula="of:=[Sheet1.$D$23]" table:style-name="ce18">
            <text:p>0,1</text:p>
          </table:table-cell>
          <table:table-cell table:number-columns-repeated="11" table:style-name="ce1"/>
          <table:table-cell table:style-name="ce1">
            <draw:frame draw:z-index="1" draw:id="id9" draw:style-name="a9" draw:name="Chart 5" svg:x="0in" svg:y="0in" svg:width="4.898in" svg:height="2.8539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3"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L0</text:p>
          </table:table-cell>
          <table:table-cell office:value-type="float" office:value="0.8" table:formula="of:=[Sheet1.$C$21]" table:style-name="ce18">
            <text:p>0,8</text:p>
          </table:table-cell>
          <table:table-cell office:value-type="float" office:value="0.55000000000000004" table:formula="of:=[Sheet1.$D$21]" table:style-name="ce18">
            <text:p>0,55</text:p>
          </table:table-cell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b</text:p>
          </table:table-cell>
          <table:table-cell office:value-type="string" table:style-name="ce1">
            <text:p>L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L0</text:p>
          </table:table-cell>
          <table:table-cell office:value-type="string" table:style-name="ce1">
            <text:p>Passes (I)</text:p>
          </table:table-cell>
          <table:table-cell office:value-type="string" table:style-name="ce1">
            <text:p>Leaf cover</text:p>
          </table:table-cell>
          <table:table-cell office:value-type="string" table:style-name="ce1">
            <text:p>Leaf cover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0" table:style-name="ce29">
            <text:p>0</text:p>
          </table:table-cell>
          <table:table-cell office:value-type="float" office:value="0.8" table:formula="of:=[.B38]*(EXP(-[.A38]*[.E38]))" table:style-name="ce1">
            <text:p>0,8</text:p>
          </table:table-cell>
          <table:table-cell office:value-type="float" office:value="0.55000000000000004" table:formula="of:=[.D38]*(EXP(-[.C38]*[.E38]))" table:style-name="ce1">
            <text:p>0,55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0.5" table:style-name="ce29">
            <text:p>0,5</text:p>
          </table:table-cell>
          <table:table-cell office:value-type="float" office:value="0.69548658831904475" table:formula="of:=[.B39]*(EXP(-[.A39]*[.E39]))" table:style-name="ce1">
            <text:p>0,695486588</text:p>
          </table:table-cell>
          <table:table-cell office:value-type="float" office:value="0.52317618347539274" table:formula="of:=[.D39]*(EXP(-[.C39]*[.E39]))" table:style-name="ce1">
            <text:p>0,523176183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1" table:style-name="ce29">
            <text:p>1</text:p>
          </table:table-cell>
          <table:table-cell office:value-type="float" office:value="0.60462699316458046" table:formula="of:=[.B40]*(EXP(-[.A40]*[.E40]))" table:style-name="ce1">
            <text:p>0,604626993</text:p>
          </table:table-cell>
          <table:table-cell office:value-type="float" office:value="0.4976605799197778" table:formula="of:=[.D40]*(EXP(-[.C40]*[.E40]))" table:style-name="ce1">
            <text:p>0,49766058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1.5" table:style-name="ce29">
            <text:p>1,5</text:p>
          </table:table-cell>
          <table:table-cell office:value-type="float" office:value="0.52563745585204547" table:formula="of:=[.B41]*(EXP(-[.A41]*[.E41]))" table:style-name="ce1">
            <text:p>0,525637456</text:p>
          </table:table-cell>
          <table:table-cell office:value-type="float" office:value="0.47338938703378181" table:formula="of:=[.D41]*(EXP(-[.C41]*[.E41]))" table:style-name="ce1">
            <text:p>0,473389387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2" table:style-name="ce29">
            <text:p>2</text:p>
          </table:table-cell>
          <table:table-cell office:value-type="float" office:value="0.45696725107905189" table:formula="of:=[.B42]*(EXP(-[.A42]*[.E42]))" table:style-name="ce1">
            <text:p>0,456967251</text:p>
          </table:table-cell>
          <table:table-cell office:value-type="float" office:value="0.45030191419289006" table:formula="of:=[.D42]*(EXP(-[.C42]*[.E42]))" table:style-name="ce1">
            <text:p>0,450301914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2.5" table:style-name="ce29">
            <text:p>2,5</text:p>
          </table:table-cell>
          <table:table-cell office:value-type="float" office:value="0.39726824303312758" table:formula="of:=[.B43]*(EXP(-[.A43]*[.E43]))" table:style-name="ce1">
            <text:p>0,397268243</text:p>
          </table:table-cell>
          <table:table-cell office:value-type="float" office:value="0.42834043068927274" table:formula="of:=[.D43]*(EXP(-[.C43]*[.E43]))" table:style-name="ce1">
            <text:p>0,428340431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3" table:style-name="ce29">
            <text:p>3</text:p>
          </table:table-cell>
          <table:table-cell office:value-type="float" office:value="0.34536841874326374" table:formula="of:=[.B44]*(EXP(-[.A44]*[.E44]))" table:style-name="ce1">
            <text:p>0,345368419</text:p>
          </table:table-cell>
          <table:table-cell office:value-type="float" office:value="0.40745002137494485" table:formula="of:=[.D44]*(EXP(-[.C44]*[.E44]))" table:style-name="ce1">
            <text:p>0,407450021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3.5" table:style-name="ce29">
            <text:p>3,5</text:p>
          </table:table-cell>
          <table:table-cell office:value-type="float" office:value="0.30024887908111964" table:formula="of:=[.B45]*(EXP(-[.A45]*[.E45]))" table:style-name="ce1">
            <text:p>0,300248879</text:p>
          </table:table-cell>
          <table:table-cell office:value-type="float" office:value="0.3875784493452924" table:formula="of:=[.D45]*(EXP(-[.C45]*[.E45]))" table:style-name="ce1">
            <text:p>0,387578449</text:p>
          </table:table-cell>
          <table:table-cell table:number-columns-repeated="16377" table:style-name="ce1"/>
        </table:table-row>
        <table:table-row table:style-name="ro3">
          <table:table-cell office:value-type="float" office:value="0.28000000000000003" table:formula="of:=[.F34]" table:style-name="ce1">
            <text:p>0,28</text:p>
          </table:table-cell>
          <table:table-cell office:value-type="float" office:value="0.8" table:formula="of:=[.F35]" table:style-name="ce1">
            <text:p>0,8</text:p>
          </table:table-cell>
          <table:table-cell office:value-type="float" office:value="0.1" table:formula="of:=[.G34]" table:style-name="ce1">
            <text:p>0,1</text:p>
          </table:table-cell>
          <table:table-cell office:value-type="float" office:value="0.55000000000000004" table:formula="of:=[.G35]" table:style-name="ce1">
            <text:p>0,55</text:p>
          </table:table-cell>
          <table:table-cell office:value-type="float" office:value="4" table:style-name="ce29">
            <text:p>4</text:p>
          </table:table-cell>
          <table:table-cell office:value-type="float" office:value="0.26102383569843157" table:formula="of:=[.B46]*(EXP(-[.A46]*[.E46]))" table:style-name="ce1">
            <text:p>0,261023836</text:p>
          </table:table-cell>
          <table:table-cell office:value-type="float" office:value="0.36867602531960164" table:formula="of:=[.D46]*(EXP(-[.C46]*[.E46]))" table:style-name="ce1">
            <text:p>0,368676025</text:p>
          </table:table-cell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office:value-type="string" table:style-name="ce1">
            <text:p>CSC - low selectivity</text:p>
          </table:table-cell>
          <table:table-cell office:value-type="string" table:style-name="ce1">
            <text:p>CSC - high selectivity</text:p>
          </table:table-cell>
          <table:table-cell office:value-type="string" table:style-name="ce1">
            <text:p>Ratio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office:value-type="float" office:value="0" table:style-name="ce29">
            <text:p>0</text:p>
          </table:table-cell>
          <table:table-cell office:value-type="float" office:value="0" table:formula="of:=([.B38]-[.F38])/[.B38]*100" table:style-name="ce1">
            <text:p>0</text:p>
          </table:table-cell>
          <table:table-cell office:value-type="float" office:value="0" table:formula="of:=([.D38]-[.G38])/[.D38]*10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float" office:value="0.5" table:style-name="ce29">
            <text:p>0,5</text:p>
          </table:table-cell>
          <table:table-cell office:value-type="float" office:value="13.064176460119411" table:formula="of:=([.B39]-[.F39])/[.B39]*100" table:style-name="ce1">
            <text:p>13,06417646</text:p>
          </table:table-cell>
          <table:table-cell office:value-type="float" office:value="4.8770575499286002" table:formula="of:=([.D39]-[.G39])/[.D39]*100" table:style-name="ce1">
            <text:p>4,87705755</text:p>
          </table:table-cell>
          <table:table-cell office:value-type="float" office:value="0.37331534558007817" table:formula="of:=[.G50]/[.F50]" table:style-name="ce1">
            <text:p>0,373315346</text:p>
          </table:table-cell>
          <table:table-cell table:number-columns-repeated="8" table:style-name="ce1"/>
          <table:table-cell table:style-name="ce1">
            <draw:frame draw:z-index="2" draw:id="id10" draw:style-name="a10" draw:name="Chart 8" svg:x="0.4941in" svg:y="0.0299in" svg:width="4.835in" svg:height="2.708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3">
          <table:table-cell table:number-columns-repeated="4" table:style-name="ce1"/>
          <table:table-cell office:value-type="float" office:value="1" table:style-name="ce29">
            <text:p>1</text:p>
          </table:table-cell>
          <table:table-cell office:value-type="float" office:value="24.421625854427447" table:formula="of:=([.B40]-[.F40])/[.B40]*100" table:style-name="ce1">
            <text:p>24,42162585</text:p>
          </table:table-cell>
          <table:table-cell office:value-type="float" office:value="9.5162581964040438" table:formula="of:=([.D40]-[.G40])/[.D40]*100" table:style-name="ce1">
            <text:p>9,516258196</text:p>
          </table:table-cell>
          <table:table-cell office:value-type="float" office:value="0.38966521938910231" table:formula="of:=[.G51]/[.F51]" table:style-name="ce1">
            <text:p>0,389665219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float" office:value="1.5" table:style-name="ce29">
            <text:p>1,5</text:p>
          </table:table-cell>
          <table:table-cell office:value-type="float" office:value="34.295318018494321" table:formula="of:=([.B41]-[.F41])/[.B41]*100" table:style-name="ce1">
            <text:p>34,29531802</text:p>
          </table:table-cell>
          <table:table-cell office:value-type="float" office:value="13.929202357494225" table:formula="of:=([.D41]-[.G41])/[.D41]*100" table:style-name="ce1">
            <text:p>13,92920236</text:p>
          </table:table-cell>
          <table:table-cell office:value-type="float" office:value="0.40615463457672768" table:formula="of:=[.G52]/[.F52]" table:style-name="ce1">
            <text:p>0,406154635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float" office:value="2" table:style-name="ce29">
            <text:p>2</text:p>
          </table:table-cell>
          <table:table-cell office:value-type="float" office:value="42.879093615118521" table:formula="of:=([.B42]-[.F42])/[.B42]*100" table:style-name="ce1">
            <text:p>42,87909362</text:p>
          </table:table-cell>
          <table:table-cell office:value-type="float" office:value="18.126924692201811" table:formula="of:=([.D42]-[.G42])/[.D42]*100" table:style-name="ce1">
            <text:p>18,12692469</text:p>
          </table:table-cell>
          <table:table-cell office:value-type="float" office:value="0.42274505275014795" table:formula="of:=[.G53]/[.F53]" table:style-name="ce1">
            <text:p>0,422745053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float" office:value="2.5" table:style-name="ce29">
            <text:p>2,5</text:p>
          </table:table-cell>
          <table:table-cell office:value-type="float" office:value="50.341469620859058" table:formula="of:=([.B43]-[.F43])/[.B43]*100" table:style-name="ce1">
            <text:p>50,34146962</text:p>
          </table:table-cell>
          <table:table-cell office:value-type="float" office:value="22.119921692859506" table:formula="of:=([.D43]-[.G43])/[.D43]*100" table:style-name="ce1">
            <text:p>22,11992169</text:p>
          </table:table-cell>
          <table:table-cell office:value-type="float" office:value="0.43939761511638681" table:formula="of:=[.G54]/[.F54]" table:style-name="ce1">
            <text:p>0,439397615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float" office:value="3" table:style-name="ce29">
            <text:p>3</text:p>
          </table:table-cell>
          <table:table-cell office:value-type="float" office:value="56.82894765709203" table:formula="of:=([.B44]-[.F44])/[.B44]*100" table:style-name="ce1">
            <text:p>56,82894766</text:p>
          </table:table-cell>
          <table:table-cell office:value-type="float" office:value="25.918177931828218" table:formula="of:=([.D44]-[.G44])/[.D44]*100" table:style-name="ce1">
            <text:p>25,91817793</text:p>
          </table:table-cell>
          <table:table-cell office:value-type="float" office:value="0.4560735153538204" table:formula="of:=[.G55]/[.F55]" table:style-name="ce1">
            <text:p>0,456073515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float" office:value="3.5" table:style-name="ce29">
            <text:p>3,5</text:p>
          </table:table-cell>
          <table:table-cell office:value-type="float" office:value="62.468890114860045" table:formula="of:=([.B45]-[.F45])/[.B45]*100" table:style-name="ce1">
            <text:p>62,46889011</text:p>
          </table:table-cell>
          <table:table-cell office:value-type="float" office:value="29.53119102812866" table:formula="of:=([.D45]-[.G45])/[.D45]*100" table:style-name="ce1">
            <text:p>29,53119103</text:p>
          </table:table-cell>
          <table:table-cell office:value-type="float" office:value="0.47273436383823003" table:formula="of:=[.G56]/[.F56]" table:style-name="ce1">
            <text:p>0,472734364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5"/>
          <table:table-cell office:value-type="float" office:value="4" table:style-name="ce30">
            <text:p>4</text:p>
          </table:table-cell>
          <table:table-cell office:value-type="float" office:value="67.372020537696059" table:formula="of:=([.B46]-[.F46])/[.B46]*100" table:style-name="ce15">
            <text:p>67,37202054</text:p>
          </table:table-cell>
          <table:table-cell office:value-type="float" office:value="32.967995396436073" table:formula="of:=([.D46]-[.G46])/[.D46]*100" table:style-name="ce15">
            <text:p>32,9679954</text:p>
          </table:table-cell>
          <table:table-cell office:value-type="float" office:value="0.4893425361643976" table:formula="of:=[.G57]/[.F57]" table:style-name="ce15">
            <text:p>0,489342536</text:p>
          </table:table-cell>
          <table:table-cell table:number-columns-repeated="7" table:style-name="ce15"/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9">
            <text:p>Crop response</text:p>
          </table:table-cell>
          <table:table-cell table:number-columns-repeated="4" table:style-name="ce1"/>
          <table:table-cell office:value-type="string" table:style-name="ce12">
            <text:p>Y=Y0*exp(-c*I))</text:p>
          </table:table-cell>
          <table:table-cell table:style-name="ce12"/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c</text:p>
          </table:table-cell>
          <table:table-cell office:value-type="float" office:value="2.5000000000000001E-2" table:formula="of:=[Sheet1.$C$61]" table:style-name="ce18">
            <text:p>0,025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Y0 (Weed-free yield)</text:p>
          </table:table-cell>
          <table:table-cell office:value-type="float" office:value="6" table:formula="of:=[Sheet1.$C$59]" table:style-name="ce18">
            <text:p>6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<text:s/>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</text:p>
          </table:table-cell>
          <table:table-cell office:value-type="string" table:style-name="ce1">
            <text:p>Y0</text:p>
          </table:table-cell>
          <table:table-cell table:number-columns-repeated="2" table:style-name="ce1"/>
          <table:table-cell office:value-type="string" table:style-name="ce1">
            <text:p>Passes</text:p>
          </table:table-cell>
          <table:table-cell office:value-type="string" table:style-name="ce1">
            <text:p>Yield - weed-free</text:p>
          </table:table-cell>
          <table:table-cell table:style-name="ce1"/>
          <table:table-cell office:value-type="string" table:style-name="ce1">
            <text:p>Yield loss - w-f</text:p>
          </table:table-cell>
          <table:table-cell table:number-columns-repeated="16376" table:style-name="ce1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0" table:style-name="ce29">
            <text:p>0</text:p>
          </table:table-cell>
          <table:table-cell office:value-type="float" office:value="6" table:formula="of:=[.B64]*(EXP(-[.A64]*[.E64]))" table:style-name="ce1">
            <text:p>6</text:p>
          </table:table-cell>
          <table:table-cell office:value-type="float" office:value="0" table:formula="of:=[.D64]*(EXP(-[.C64]*[.E64]))" table:style-name="ce1">
            <text:p>0</text:p>
          </table:table-cell>
          <table:table-cell office:value-type="float" office:value="0" table:formula="of:=[.B64]-[.F64]" table:style-name="ce1">
            <text:p>0</text:p>
          </table:table-cell>
          <table:table-cell table:number-columns-repeated="16376" table:style-name="ce1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0.5" table:style-name="ce29">
            <text:p>0,5</text:p>
          </table:table-cell>
          <table:table-cell office:value-type="float" office:value="5.9254668029632889" table:formula="of:=[.B65]*(EXP(-[.A65]*[.E65]))" table:style-name="ce1">
            <text:p>5,925466803</text:p>
          </table:table-cell>
          <table:table-cell office:value-type="float" office:value="0" table:formula="of:=[.D65]*(EXP(-[.C65]*[.E65]))" table:style-name="ce1">
            <text:p>0</text:p>
          </table:table-cell>
          <table:table-cell office:value-type="float" office:value="7.453319703671113E-2" table:formula="of:=[.B65]-[.F65]" table:style-name="ce1">
            <text:p>0,074533197</text:p>
          </table:table-cell>
          <table:table-cell table:number-columns-repeated="16376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1" table:style-name="ce29">
            <text:p>1</text:p>
          </table:table-cell>
          <table:table-cell office:value-type="float" office:value="5.8518594721699957" table:formula="of:=[.B66]*(EXP(-[.A66]*[.E66]))" table:style-name="ce1">
            <text:p>5,851859472</text:p>
          </table:table-cell>
          <table:table-cell office:value-type="float" office:value="0" table:formula="of:=[.D66]*(EXP(-[.C66]*[.E66]))" table:style-name="ce1">
            <text:p>0</text:p>
          </table:table-cell>
          <table:table-cell office:value-type="float" office:value="0.14814052783000431" table:formula="of:=[.B66]-[.F66]" table:style-name="ce1">
            <text:p>0,148140528</text:p>
          </table:table-cell>
          <table:table-cell table:number-columns-repeated="16376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1.5" table:style-name="ce29">
            <text:p>1,5</text:p>
          </table:table-cell>
          <table:table-cell office:value-type="float" office:value="5.7791665063249305" table:formula="of:=[.B67]*(EXP(-[.A67]*[.E67]))" table:style-name="ce1">
            <text:p>5,779166506</text:p>
          </table:table-cell>
          <table:table-cell office:value-type="float" office:value="0" table:formula="of:=[.D67]*(EXP(-[.C67]*[.E67]))" table:style-name="ce1">
            <text:p>0</text:p>
          </table:table-cell>
          <table:table-cell office:value-type="float" office:value="0.22083349367506955" table:formula="of:=[.B67]-[.F67]" table:style-name="ce1">
            <text:p>0,220833494</text:p>
          </table:table-cell>
          <table:table-cell table:number-columns-repeated="16376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2" table:style-name="ce29">
            <text:p>2</text:p>
          </table:table-cell>
          <table:table-cell office:value-type="float" office:value="5.7073765470042837" table:formula="of:=[.B68]*(EXP(-[.A68]*[.E68]))" table:style-name="ce1">
            <text:p>5,707376547</text:p>
          </table:table-cell>
          <table:table-cell office:value-type="float" office:value="0" table:formula="of:=[.D68]*(EXP(-[.C68]*[.E68]))" table:style-name="ce1">
            <text:p>0</text:p>
          </table:table-cell>
          <table:table-cell office:value-type="float" office:value="0.29262345299571635" table:formula="of:=[.B68]-[.F68]" table:style-name="ce1">
            <text:p>0,292623453</text:p>
          </table:table-cell>
          <table:table-cell table:number-columns-repeated="16376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2.5" table:style-name="ce29">
            <text:p>2,5</text:p>
          </table:table-cell>
          <table:table-cell office:value-type="float" office:value="5.6364783768808548" table:formula="of:=[.B69]*(EXP(-[.A69]*[.E69]))" table:style-name="ce1">
            <text:p>5,636478377</text:p>
          </table:table-cell>
          <table:table-cell office:value-type="float" office:value="0" table:formula="of:=[.D69]*(EXP(-[.C69]*[.E69]))" table:style-name="ce1">
            <text:p>0</text:p>
          </table:table-cell>
          <table:table-cell office:value-type="float" office:value="0.36352162311914515" table:formula="of:=[.B69]-[.F69]" table:style-name="ce1">
            <text:p>0,363521623</text:p>
          </table:table-cell>
          <table:table-cell table:number-columns-repeated="16376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3" table:style-name="ce29">
            <text:p>3</text:p>
          </table:table-cell>
          <table:table-cell office:value-type="float" office:value="5.5664609179713169" table:formula="of:=[.B70]*(EXP(-[.A70]*[.E70]))" table:style-name="ce1">
            <text:p>5,566460918</text:p>
          </table:table-cell>
          <table:table-cell office:value-type="float" office:value="0" table:formula="of:=[.D70]*(EXP(-[.C70]*[.E70]))" table:style-name="ce1">
            <text:p>0</text:p>
          </table:table-cell>
          <table:table-cell office:value-type="float" office:value="0.43353908202868308" table:formula="of:=[.B70]-[.F70]" table:style-name="ce1">
            <text:p>0,433539082</text:p>
          </table:table-cell>
          <table:table-cell table:number-columns-repeated="16376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3.5" table:style-name="ce29">
            <text:p>3,5</text:p>
          </table:table-cell>
          <table:table-cell office:value-type="float" office:value="5.4973132299052656" table:formula="of:=[.B71]*(EXP(-[.A71]*[.E71]))" table:style-name="ce1">
            <text:p>5,49731323</text:p>
          </table:table-cell>
          <table:table-cell office:value-type="float" office:value="0" table:formula="of:=[.D71]*(EXP(-[.C71]*[.E71]))" table:style-name="ce1">
            <text:p>0</text:p>
          </table:table-cell>
          <table:table-cell office:value-type="float" office:value="0.50268677009473439" table:formula="of:=[.B71]-[.F71]" table:style-name="ce1">
            <text:p>0,50268677</text:p>
          </table:table-cell>
          <table:table-cell table:number-columns-repeated="16376"/>
        </table:table-row>
        <table:table-row table:style-name="ro3">
          <table:table-cell office:value-type="float" office:value="2.5000000000000001E-2" table:formula="of:=[.F60]" table:style-name="ce1">
            <text:p>0,025</text:p>
          </table:table-cell>
          <table:table-cell office:value-type="float" office:value="6" table:formula="of:=[.F61]" table:style-name="ce1">
            <text:p>6</text:p>
          </table:table-cell>
          <table:table-cell table:number-columns-repeated="2" table:style-name="ce1"/>
          <table:table-cell office:value-type="float" office:value="4" table:style-name="ce29">
            <text:p>4</text:p>
          </table:table-cell>
          <table:table-cell office:value-type="float" office:value="5.4290245082157575" table:formula="of:=[.B72]*(EXP(-[.A72]*[.E72]))" table:style-name="ce1">
            <text:p>5,429024508</text:p>
          </table:table-cell>
          <table:table-cell office:value-type="float" office:value="0" table:formula="of:=[.D72]*(EXP(-[.C72]*[.E72]))" table:style-name="ce1">
            <text:p>0</text:p>
          </table:table-cell>
          <table:table-cell office:value-type="float" office:value="0.57097549178424245" table:formula="of:=[.B72]-[.F72]" table:style-name="ce1">
            <text:p>0,570975492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office:value-type="string" table:style-name="ce1">
            <text:p>Yield loss (%)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0" table:style-name="ce29">
            <text:p>0</text:p>
          </table:table-cell>
          <table:table-cell office:value-type="float" office:value="0" table:formula="of:=([.B64]-[.F64])/[.B64]*100" table:style-name="ce1">
            <text:p>0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0.5" table:style-name="ce29">
            <text:p>0,5</text:p>
          </table:table-cell>
          <table:table-cell office:value-type="float" office:value="1.2422199506118523" table:formula="of:=([.B65]-[.F65])/[.B65]*100" table:style-name="ce1">
            <text:p>1,242219951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1" table:style-name="ce29">
            <text:p>1</text:p>
          </table:table-cell>
          <table:table-cell office:value-type="float" office:value="2.4690087971667385" table:formula="of:=([.B66]-[.F66])/[.B66]*100" table:style-name="ce1">
            <text:p>2,469008797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1.5" table:style-name="ce29">
            <text:p>1,5</text:p>
          </table:table-cell>
          <table:table-cell office:value-type="float" office:value="3.6805582279178259" table:formula="of:=([.B67]-[.F67])/[.B67]*100" table:style-name="ce1">
            <text:p>3,680558228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2" table:style-name="ce29">
            <text:p>2</text:p>
          </table:table-cell>
          <table:table-cell office:value-type="float" office:value="4.8770575499286064" table:formula="of:=([.B68]-[.F68])/[.B68]*100" table:style-name="ce1">
            <text:p>4,87705755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2.5" table:style-name="ce29">
            <text:p>2,5</text:p>
          </table:table-cell>
          <table:table-cell office:value-type="float" office:value="6.0586937186524192" table:formula="of:=([.B69]-[.F69])/[.B69]*100" table:style-name="ce1">
            <text:p>6,058693719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3" table:style-name="ce29">
            <text:p>3</text:p>
          </table:table-cell>
          <table:table-cell office:value-type="float" office:value="7.2256513671447182" table:formula="of:=([.B70]-[.F70])/[.B70]*100" table:style-name="ce1">
            <text:p>7,225651367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3.5" table:style-name="ce29">
            <text:p>3,5</text:p>
          </table:table-cell>
          <table:table-cell office:value-type="float" office:value="8.3781128349122387" table:formula="of:=([.B71]-[.F71])/[.B71]*100" table:style-name="ce1">
            <text:p>8,378112835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5"/>
          <table:table-cell office:value-type="float" office:value="4" table:style-name="ce30">
            <text:p>4</text:p>
          </table:table-cell>
          <table:table-cell office:value-type="float" office:value="9.516258196404042" table:formula="of:=([.B72]-[.F72])/[.B72]*100" table:style-name="ce15">
            <text:p>9,516258196</text:p>
          </table:table-cell>
          <table:table-cell table:number-columns-repeated="7" table:style-name="ce15"/>
          <table:table-cell table:number-columns-repeated="16371" table:style-name="ce1"/>
        </table:table-row>
        <table:table-row table:style-name="ro2">
          <table:table-cell office:value-type="string" table:style-name="ce9">
            <text:p>Yiield response</text:p>
          </table:table-cell>
          <table:table-cell table:number-columns-repeated="4" table:style-name="ce1"/>
          <table:table-cell office:value-type="string" table:style-name="ce1">
            <text:p><text:s/></text:p>
          </table:table-cell>
          <table:table-cell table:number-columns-repeated="16378" table:style-name="ce1"/>
        </table:table-row>
        <table:table-row table:number-rows-repeated="5" table:style-name="ro3">
          <table:table-cell table:number-columns-repeated="16384"/>
        </table:table-row>
        <table:table-row table:style-name="ro3">
          <table:table-cell table:number-columns-repeated="5" table:style-name="ce1"/>
          <table:table-cell office:value-type="string" table:style-name="ce12">
            <text:p>Yield</text:p>
          </table:table-cell>
          <table:table-cell table:style-name="ce12"/>
          <table:table-cell table:number-columns-repeated="16377" table:style-name="ce1"/>
        </table:table-row>
        <table:table-row table:style-name="ro3">
          <table:table-cell table:number-columns-repeated="5" table:style-name="ce1"/>
          <table:table-cell office:value-type="string" table:style-name="ce1">
            <text:p>High competetive</text:p>
          </table:table-cell>
          <table:table-cell office:value-type="string" table:style-name="ce1">
            <text:p>Low competetive</text:p>
          </table:table-cell>
          <table:table-cell office:value-type="string" table:style-name="ce1">
            <text:p><text:s/></text:p>
          </table:table-cell>
          <table:table-cell table:number-columns-repeated="16376" table:style-name="ce1"/>
        </table:table-row>
        <table:table-row table:style-name="ro3">
          <table:table-cell table:number-columns-repeated="4" table:style-name="ce1"/>
          <table:table-cell office:value-type="string" table:style-name="ce1">
            <text:p>I=</text:p>
          </table:table-cell>
          <table:table-cell office:value-type="float" office:value="0.2" table:formula="of:=[Sheet1.$B$67]" table:style-name="ce18">
            <text:p>0,2</text:p>
          </table:table-cell>
          <table:table-cell office:value-type="float" office:value="0.04" table:formula="of:=[Sheet1.$B$71]" table:style-name="ce18">
            <text:p>0,04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A=</text:p>
          </table:table-cell>
          <table:table-cell office:value-type="float" office:value="55" table:formula="of:=[Sheet1.$B$68]" table:style-name="ce18">
            <text:p>55</text:p>
          </table:table-cell>
          <table:table-cell office:value-type="float" office:value="55" table:formula="of:=[Sheet1.$B$72]" table:style-name="ce18">
            <text:p>55</text:p>
          </table:table-cell>
          <table:table-cell table:number-columns-repeated="4" table:style-name="ce1"/>
          <table:table-cell office:value-type="string" table:style-name="ce31">
            <office:annotation draw:style-name="a15" svg:x="11.3666666666667in" svg:y="18.5833333333333in" svg:width="1.4in" svg:height="0.841666666666667in">
              <text:p>Comment:</text:p>
              <text:p><text:s text:c="4"/>This should be high selectivity</text:p>
            </office:annotation>
            <text:p>Low selectivity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Hihg competetive</text:p>
          </table:table-cell>
          <table:table-cell table:style-name="ce1"/>
          <table:table-cell office:value-type="string" table:style-name="ce1">
            <text:p>Low competetive</text:p>
          </table:table-cell>
          <table:table-cell table:number-columns-repeated="6" table:style-name="ce1"/>
          <table:table-cell office:value-type="string" table:style-name="ce32">
            <text:p>High comp</text:p>
          </table:table-cell>
          <table:table-cell office:value-type="string" table:style-name="ce33">
            <text:p>Lov comp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W1</text:p>
          </table:table-cell>
          <table:table-cell office:value-type="string" table:style-name="ce1">
            <text:p>Y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=</text:p>
          </table:table-cell>
          <table:table-cell office:value-type="string" table:style-name="ce1">
            <text:p>A</text:p>
          </table:table-cell>
          <table:table-cell office:value-type="string" table:style-name="ce34">
            <text:p>Yield - H-weeds</text:p>
          </table:table-cell>
          <table:table-cell office:value-type="string" table:style-name="ce19">
            <text:p>Yield - L-weeds</text:p>
          </table:table-cell>
          <table:table-cell table:style-name="ce1"/>
          <table:table-cell office:value-type="string" table:style-name="ce1">
            <text:p>Loss from CSC</text:p>
          </table:table-cell>
          <table:table-cell table:style-name="ce1"/>
          <table:table-cell office:value-type="string" table:style-name="ce35">
            <text:p>Yield total</text:p>
          </table:table-cell>
          <table:table-cell office:value-type="string" table:style-name="ce36">
            <text:p>Yield total</text:p>
          </table:table-cell>
          <table:table-cell table:style-name="ce1"/>
          <table:table-cell office:value-type="string" table:style-name="ce1">
            <text:p>Yield loss due to weeds (%)</text:p>
          </table:table-cell>
          <table:table-cell table:number-columns-repeated="16369" table:style-name="ce1"/>
        </table:table-row>
        <table:table-row table:style-name="ro3">
          <table:table-cell office:value-type="float" office:value="100" table:formula="of:=[.F11]" table:style-name="ce1">
            <text:p>100</text:p>
          </table:table-cell>
          <table:table-cell office:value-type="float" office:value="6" table:formula="of:=[.B64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1199999999999992" table:formula="of:=[.B96]*(1-([.C96]*[.A96])/(100*(1+([.C96]*[.A96])/[.D96])))" table:style-name="ce34">
            <text:p>5,12</text:p>
          </table:table-cell>
          <table:table-cell office:value-type="float" office:value="5.7762711864406784" table:formula="of:=[.B96]*(1-([.E96]*[.A96])/(100*(1+([.E96]*[.A96])/[.F96])))" table:style-name="ce19">
            <text:p>5,776271186</text:p>
          </table:table-cell>
          <table:table-cell table:style-name="ce19"/>
          <table:table-cell office:value-type="float" office:value="0" table:formula="of:=[.H64]" table:style-name="ce1">
            <text:p>0</text:p>
          </table:table-cell>
          <table:table-cell table:style-name="ce1"/>
          <table:table-cell office:value-type="float" office:value="5.1199999999999992" table:formula="of:=([.G96]-[.J96])" table:style-name="ce35">
            <text:p>5,12</text:p>
          </table:table-cell>
          <table:table-cell office:value-type="float" office:value="5.7762711864406784" table:formula="of:=[.H96]-[.J96]" table:style-name="ce36">
            <text:p>5,776271186</text:p>
          </table:table-cell>
          <table:table-cell table:style-name="ce1"/>
          <table:table-cell office:value-type="float" office:value="14.66666666666668" table:formula="of:=-([.G96]-[.B96])/[.B96]*100" table:style-name="ce34">
            <text:p>14,66666667</text:p>
          </table:table-cell>
          <table:table-cell office:value-type="float" office:value="3.7288135593220271" table:formula="of:=-([.H96]-[.B96])/[.B96]*100" table:style-name="ce19">
            <text:p>3,728813559</text:p>
          </table:table-cell>
          <table:table-cell table:number-columns-repeated="16368"/>
        </table:table-row>
        <table:table-row table:style-name="ro3">
          <table:table-cell office:value-type="float" office:value="46.660397365319056" table:formula="of:=[.F12]" table:style-name="ce1">
            <text:p>46,66039737</text:p>
          </table:table-cell>
          <table:table-cell office:value-type="float" office:value="6" table:formula="of:=[.B65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5212985105820342" table:formula="of:=[.B97]*(1-([.C97]*[.A97])/(100*(1+([.C97]*[.A97])/[.D97])))" table:style-name="ce34">
            <text:p>5,521298511</text:p>
          </table:table-cell>
          <table:table-cell office:value-type="float" office:value="5.8916905109047741" table:formula="of:=[.B97]*(1-([.E97]*[.A97])/(100*(1+([.E97]*[.A97])/[.F97])))" table:style-name="ce19">
            <text:p>5,891690511</text:p>
          </table:table-cell>
          <table:table-cell table:style-name="ce19"/>
          <table:table-cell office:value-type="float" office:value="7.453319703671113E-2" table:formula="of:=[.H65]" table:style-name="ce1">
            <text:p>0,074533197</text:p>
          </table:table-cell>
          <table:table-cell table:style-name="ce1"/>
          <table:table-cell office:value-type="float" office:value="5.4467653135453231" table:formula="of:=([.G97]-[.J97])" table:style-name="ce35">
            <text:p>5,446765314</text:p>
          </table:table-cell>
          <table:table-cell office:value-type="float" office:value="5.817157313868063" table:formula="of:=[.H97]-[.J97]" table:style-name="ce36">
            <text:p>5,817157314</text:p>
          </table:table-cell>
          <table:table-cell table:style-name="ce1"/>
          <table:table-cell office:value-type="float" office:value="7.9783581569660962" table:formula="of:=-([.G97]-[.B97])/[.B97]*100" table:style-name="ce34">
            <text:p>7,978358157</text:p>
          </table:table-cell>
          <table:table-cell office:value-type="float" office:value="1.8051581515870978" table:formula="of:=-([.H97]-[.B97])/[.B97]*100" table:style-name="ce19">
            <text:p>1,805158152</text:p>
          </table:table-cell>
          <table:table-cell table:number-columns-repeated="16368" table:style-name="ce1"/>
        </table:table-row>
        <table:table-row table:style-name="ro3">
          <table:table-cell office:value-type="float" office:value="27.168371563151457" table:formula="of:=[.F13]" table:style-name="ce1">
            <text:p>27,16837156</text:p>
          </table:table-cell>
          <table:table-cell office:value-type="float" office:value="6" table:formula="of:=[.B66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7032924865875234" table:formula="of:=[.B98]*(1-([.C98]*[.A98])/(100*(1+([.C98]*[.A98])/[.D98])))" table:style-name="ce34">
            <text:p>5,703292487</text:p>
          </table:table-cell>
          <table:table-cell office:value-type="float" office:value="5.9360593007397169" table:formula="of:=[.B98]*(1-([.E98]*[.A98])/(100*(1+([.E98]*[.A98])/[.F98])))" table:style-name="ce19">
            <text:p>5,936059301</text:p>
          </table:table-cell>
          <table:table-cell table:style-name="ce19"/>
          <table:table-cell office:value-type="float" office:value="0.14814052783000431" table:formula="of:=[.H66]" table:style-name="ce1">
            <text:p>0,148140528</text:p>
          </table:table-cell>
          <table:table-cell table:style-name="ce1"/>
          <table:table-cell office:value-type="float" office:value="5.5551519587575191" table:formula="of:=([.G98]-[.J98])" table:style-name="ce35">
            <text:p>5,555151959</text:p>
          </table:table-cell>
          <table:table-cell office:value-type="float" office:value="5.7879187729097126" table:formula="of:=[.H98]-[.J98]" table:style-name="ce36">
            <text:p>5,787918773</text:p>
          </table:table-cell>
          <table:table-cell table:style-name="ce1"/>
          <table:table-cell office:value-type="float" office:value="4.945125223541277" table:formula="of:=-([.G98]-[.B98])/[.B98]*100" table:style-name="ce34">
            <text:p>4,945125224</text:p>
          </table:table-cell>
          <table:table-cell office:value-type="float" office:value="1.0656783210047185" table:formula="of:=-([.H98]-[.B98])/[.B98]*100" table:style-name="ce19">
            <text:p>1,065678321</text:p>
          </table:table-cell>
          <table:table-cell table:number-columns-repeated="16368" table:style-name="ce1"/>
        </table:table-row>
        <table:table-row table:style-name="ro3">
          <table:table-cell office:value-type="float" office:value="17.859643421807224" table:formula="of:=[.F14]" table:style-name="ce1">
            <text:p>17,85964342</text:p>
          </table:table-cell>
          <table:table-cell office:value-type="float" office:value="6" table:formula="of:=[.B67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7987540290518051" table:formula="of:=[.B99]*(1-([.C99]*[.A99])/(100*(1+([.C99]*[.A99])/[.D99])))" table:style-name="ce34">
            <text:p>5,798754029</text:p>
          </table:table-cell>
          <table:table-cell office:value-type="float" office:value="5.9576864592420993" table:formula="of:=[.B99]*(1-([.E99]*[.A99])/(100*(1+([.E99]*[.A99])/[.F99])))" table:style-name="ce19">
            <text:p>5,957686459</text:p>
          </table:table-cell>
          <table:table-cell table:style-name="ce19"/>
          <table:table-cell office:value-type="float" office:value="0.22083349367506955" table:formula="of:=[.H67]" table:style-name="ce1">
            <text:p>0,220833494</text:p>
          </table:table-cell>
          <table:table-cell table:style-name="ce1"/>
          <table:table-cell office:value-type="float" office:value="5.5779205353767356" table:formula="of:=([.G99]-[.J99])" table:style-name="ce35">
            <text:p>5,577920535</text:p>
          </table:table-cell>
          <table:table-cell office:value-type="float" office:value="5.7368529655670297" table:formula="of:=[.H99]-[.J99]" table:style-name="ce36">
            <text:p>5,736852966</text:p>
          </table:table-cell>
          <table:table-cell table:style-name="ce1"/>
          <table:table-cell office:value-type="float" office:value="3.3540995158032474" table:formula="of:=-([.G99]-[.B99])/[.B99]*100" table:style-name="ce34">
            <text:p>3,354099516</text:p>
          </table:table-cell>
          <table:table-cell office:value-type="float" office:value="0.70522567929834534" table:formula="of:=-([.H99]-[.B99])/[.B99]*100" table:style-name="ce19">
            <text:p>0,705225679</text:p>
          </table:table-cell>
          <table:table-cell table:number-columns-repeated="16368" table:style-name="ce1"/>
        </table:table-row>
        <table:table-row table:style-name="ro3">
          <table:table-cell office:value-type="float" office:value="12.676870129052812" table:formula="of:=[.F15]" table:style-name="ce1">
            <text:p>12,67687013</text:p>
          </table:table-cell>
          <table:table-cell office:value-type="float" office:value="6" table:formula="of:=[.B68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8545810394589335" table:formula="of:=[.B100]*(1-([.C100]*[.A100])/(100*(1+([.C100]*[.A100])/[.D100])))" table:style-name="ce34">
            <text:p>5,854581039</text:p>
          </table:table-cell>
          <table:table-cell office:value-type="float" office:value="5.9698534490799844" table:formula="of:=[.B100]*(1-([.E100]*[.A100])/(100*(1+([.E100]*[.A100])/[.F100])))" table:style-name="ce19">
            <text:p>5,969853449</text:p>
          </table:table-cell>
          <table:table-cell table:style-name="ce19"/>
          <table:table-cell office:value-type="float" office:value="0.29262345299571635" table:formula="of:=[.H68]" table:style-name="ce1">
            <text:p>0,292623453</text:p>
          </table:table-cell>
          <table:table-cell table:style-name="ce1"/>
          <table:table-cell office:value-type="float" office:value="5.5619575864632171" table:formula="of:=([.G100]-[.J100])" table:style-name="ce35">
            <text:p>5,561957586</text:p>
          </table:table-cell>
          <table:table-cell office:value-type="float" office:value="5.677229996084268" table:formula="of:=[.H100]-[.J100]" table:style-name="ce36">
            <text:p>5,677229996</text:p>
          </table:table-cell>
          <table:table-cell table:style-name="ce1"/>
          <table:table-cell office:value-type="float" office:value="2.4236493423511085" table:formula="of:=-([.G100]-[.B100])/[.B100]*100" table:style-name="ce34">
            <text:p>2,423649342</text:p>
          </table:table-cell>
          <table:table-cell office:value-type="float" office:value="0.50244251533359363" table:formula="of:=-([.H100]-[.B100])/[.B100]*100" table:style-name="ce19">
            <text:p>0,502442515</text:p>
          </table:table-cell>
          <table:table-cell table:number-columns-repeated="16368" table:style-name="ce1"/>
        </table:table-row>
        <table:table-row table:style-name="ro3">
          <table:table-cell office:value-type="float" office:value="9.4875062854238799" table:formula="of:=[.F16]" table:style-name="ce1">
            <text:p>9,487506285</text:p>
          </table:table-cell>
          <table:table-cell office:value-type="float" office:value="6" table:formula="of:=[.B69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8899467637412277" table:formula="of:=[.B101]*(1-([.C101]*[.A101])/(100*(1+([.C101]*[.A101])/[.D101])))" table:style-name="ce34">
            <text:p>5,889946764</text:p>
          </table:table-cell>
          <table:table-cell office:value-type="float" office:value="5.9773860214702115" table:formula="of:=[.B101]*(1-([.E101]*[.A101])/(100*(1+([.E101]*[.A101])/[.F101])))" table:style-name="ce19">
            <text:p>5,977386021</text:p>
          </table:table-cell>
          <table:table-cell table:style-name="ce19"/>
          <table:table-cell office:value-type="float" office:value="0.36352162311914515" table:formula="of:=[.H69]" table:style-name="ce1">
            <text:p>0,363521623</text:p>
          </table:table-cell>
          <table:table-cell table:style-name="ce1"/>
          <table:table-cell office:value-type="float" office:value="5.5264251406220826" table:formula="of:=([.G101]-[.J101])" table:style-name="ce35">
            <text:p>5,526425141</text:p>
          </table:table-cell>
          <table:table-cell office:value-type="float" office:value="5.6138643983510663" table:formula="of:=[.H101]-[.J101]" table:style-name="ce36">
            <text:p>5,613864398</text:p>
          </table:table-cell>
          <table:table-cell table:style-name="ce1"/>
          <table:table-cell office:value-type="float" office:value="1.8342206043128713" table:formula="of:=-([.G101]-[.B101])/[.B101]*100" table:style-name="ce34">
            <text:p>1,834220604</text:p>
          </table:table-cell>
          <table:table-cell office:value-type="float" office:value="0.37689964216314209" table:formula="of:=-([.H101]-[.B101])/[.B101]*100" table:style-name="ce19">
            <text:p>0,376899642</text:p>
          </table:table-cell>
          <table:table-cell table:number-columns-repeated="16368" table:style-name="ce1"/>
        </table:table-row>
        <table:table-row table:style-name="ro3">
          <table:table-cell office:value-type="float" office:value="7.3812041339345669" table:formula="of:=[.F17]" table:style-name="ce1">
            <text:p>7,381204134</text:p>
          </table:table-cell>
          <table:table-cell office:value-type="float" office:value="6" table:formula="of:=[.B70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9137408110547227" table:formula="of:=[.B102]*(1-([.C102]*[.A102])/(100*(1+([.C102]*[.A102])/[.D102])))" table:style-name="ce34">
            <text:p>5,913740811</text:p>
          </table:table-cell>
          <table:table-cell office:value-type="float" office:value="5.9823796984730819" table:formula="of:=[.B102]*(1-([.E102]*[.A102])/(100*(1+([.E102]*[.A102])/[.F102])))" table:style-name="ce19">
            <text:p>5,982379698</text:p>
          </table:table-cell>
          <table:table-cell table:style-name="ce19"/>
          <table:table-cell office:value-type="float" office:value="0.43353908202868308" table:formula="of:=[.H70]" table:style-name="ce1">
            <text:p>0,433539082</text:p>
          </table:table-cell>
          <table:table-cell table:style-name="ce1"/>
          <table:table-cell office:value-type="float" office:value="5.4802017290260396" table:formula="of:=([.G102]-[.J102])" table:style-name="ce35">
            <text:p>5,480201729</text:p>
          </table:table-cell>
          <table:table-cell office:value-type="float" office:value="5.5488406164443989" table:formula="of:=[.H102]-[.J102]" table:style-name="ce36">
            <text:p>5,548840616</text:p>
          </table:table-cell>
          <table:table-cell table:style-name="ce1"/>
          <table:table-cell office:value-type="float" office:value="1.4376531490879549" table:formula="of:=-([.G102]-[.B102])/[.B102]*100" table:style-name="ce34">
            <text:p>1,437653149</text:p>
          </table:table-cell>
          <table:table-cell office:value-type="float" office:value="0.2936716921153012" table:formula="of:=-([.H102]-[.B102])/[.B102]*100" table:style-name="ce19">
            <text:p>0,293671692</text:p>
          </table:table-cell>
          <table:table-cell table:number-columns-repeated="16368" table:style-name="ce1"/>
        </table:table-row>
        <table:table-row table:style-name="ro3">
          <table:table-cell office:value-type="float" office:value="5.9150779757014771" table:formula="of:=[.F18]" table:style-name="ce1">
            <text:p>5,915077976</text:p>
          </table:table-cell>
          <table:table-cell office:value-type="float" office:value="6" table:formula="of:=[.B71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9305136717456541" table:formula="of:=[.B103]*(1-([.C103]*[.A103])/(100*(1+([.C103]*[.A103])/[.D103])))" table:style-name="ce34">
            <text:p>5,930513672</text:p>
          </table:table-cell>
          <table:table-cell office:value-type="float" office:value="5.9858646214882167" table:formula="of:=[.B103]*(1-([.E103]*[.A103])/(100*(1+([.E103]*[.A103])/[.F103])))" table:style-name="ce19">
            <text:p>5,985864621</text:p>
          </table:table-cell>
          <table:table-cell table:style-name="ce19"/>
          <table:table-cell office:value-type="float" office:value="0.50268677009473439" table:formula="of:=[.H71]" table:style-name="ce1">
            <text:p>0,50268677</text:p>
          </table:table-cell>
          <table:table-cell table:style-name="ce1"/>
          <table:table-cell office:value-type="float" office:value="5.4278269016509197" table:formula="of:=([.G103]-[.J103])" table:style-name="ce35">
            <text:p>5,427826902</text:p>
          </table:table-cell>
          <table:table-cell office:value-type="float" office:value="5.4831778513934823" table:formula="of:=[.H103]-[.J103]" table:style-name="ce36">
            <text:p>5,483177851</text:p>
          </table:table-cell>
          <table:table-cell table:style-name="ce1"/>
          <table:table-cell office:value-type="float" office:value="1.1581054709057645" table:formula="of:=-([.G103]-[.B103])/[.B103]*100" table:style-name="ce34">
            <text:p>1,158105471</text:p>
          </table:table-cell>
          <table:table-cell office:value-type="float" office:value="0.23558964186305431" table:formula="of:=-([.H103]-[.B103])/[.B103]*100" table:style-name="ce19">
            <text:p>0,235589642</text:p>
          </table:table-cell>
          <table:table-cell table:number-columns-repeated="16368" table:style-name="ce1"/>
        </table:table-row>
        <table:table-row table:style-name="ro3">
          <table:table-cell office:value-type="float" office:value="4.8521742846905234" table:formula="of:=[.F19]" table:style-name="ce1">
            <text:p>4,852174285</text:p>
          </table:table-cell>
          <table:table-cell office:value-type="float" office:value="6" table:formula="of:=[.B72]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5.9427834527982277" table:formula="of:=[.B104]*(1-([.C104]*[.A104])/(100*(1+([.C104]*[.A104])/[.D104])))" table:style-name="ce34">
            <text:p>5,942783453</text:p>
          </table:table-cell>
          <table:table-cell office:value-type="float" office:value="5.9883957314863965" table:formula="of:=[.B104]*(1-([.E104]*[.A104])/(100*(1+([.E104]*[.A104])/[.F104])))" table:style-name="ce19">
            <text:p>5,988395731</text:p>
          </table:table-cell>
          <table:table-cell table:style-name="ce19"/>
          <table:table-cell office:value-type="float" office:value="0.57097549178424245" table:formula="of:=[.H72]" table:style-name="ce1">
            <text:p>0,570975492</text:p>
          </table:table-cell>
          <table:table-cell table:style-name="ce1"/>
          <table:table-cell office:value-type="float" office:value="5.3718079610139853" table:formula="of:=([.G104]-[.J104])" table:style-name="ce35">
            <text:p>5,371807961</text:p>
          </table:table-cell>
          <table:table-cell office:value-type="float" office:value="5.417420239702154" table:formula="of:=[.H104]-[.J104]" table:style-name="ce36">
            <text:p>5,41742024</text:p>
          </table:table-cell>
          <table:table-cell table:style-name="ce19"/>
          <table:table-cell office:value-type="float" office:value="0.9536091200295379" table:formula="of:=-([.G104]-[.B104])/[.B104]*100" table:style-name="ce34">
            <text:p>0,95360912</text:p>
          </table:table-cell>
          <table:table-cell office:value-type="float" office:value="0.19340447522672538" table:formula="of:=-([.H104]-[.B104])/[.B104]*100" table:style-name="ce19">
            <text:p>0,193404475</text:p>
          </table:table-cell>
          <table:table-cell table:number-columns-repeated="2" table:style-name="ce19"/>
          <table:table-cell table:number-columns-repeated="16366" table:style-name="ce1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2" table:formula="of:=[.F92]" table:style-name="ce1">
            <text:p>0,2</text:p>
          </table:table-cell>
          <table:table-cell office:value-type="float" office:value="55" table:formula="of:=[.F93]" table:style-name="ce1">
            <text:p>55</text:p>
          </table:table-cell>
          <table:table-cell office:value-type="float" office:value="0.04" table:formula="of:=[.G92]" table:style-name="ce1">
            <text:p>0,04</text:p>
          </table:table-cell>
          <table:table-cell office:value-type="float" office:value="55" table:formula="of:=[.G93]" table:style-name="ce1">
            <text:p>55</text:p>
          </table:table-cell>
          <table:table-cell office:value-type="float" office:value="6" table:formula="of:=[.B105]*(1-([.C105]*[.A105])/(100*(1+([.C105]*[.A105])/[.D105])))" table:style-name="ce34">
            <text:p>6</text:p>
          </table:table-cell>
          <table:table-cell office:value-type="float" office:value="6" table:formula="of:=[.B105]*(1-([.E105]*[.A105])/(100*(1+([.E105]*[.A105])/[.F105])))" table:style-name="ce19">
            <text:p>6</text:p>
          </table:table-cell>
          <table:table-cell table:style-name="ce19"/>
          <table:table-cell table:number-columns-repeated="2" table:style-name="ce1"/>
          <table:table-cell office:value-type="float" office:value="6" table:formula="of:=([.G105]-[.J105])" table:style-name="ce37">
            <office:annotation draw:style-name="a16" svg:x="11.3666666666667in" svg:y="20.9833333333333in" svg:width="1.4in" svg:height="0.841666666666667in">
              <text:p>Comment:</text:p>
              <text:p><text:s text:c="4"/>This seems like a mistake. At 0 weeds, there is definitely a loss from CSC</text:p>
            </office:annotation>
            <text:p>6</text:p>
          </table:table-cell>
          <table:table-cell office:value-type="float" office:value="6" table:formula="of:=[.H105]-[.J1015]" table:style-name="ce38">
            <text:p>6</text:p>
          </table:table-cell>
          <table:table-cell table:style-name="ce1"/>
          <table:table-cell office:value-type="float" office:value="0" table:formula="of:=-([.G105]-[.B105])/[.B105]*100" table:style-name="ce34">
            <text:p>0</text:p>
          </table:table-cell>
          <table:table-cell office:value-type="float" office:value="0" table:formula="of:=-([.H105]-[.B105])/[.B105]*100" table:style-name="ce19">
            <text:p>0</text:p>
          </table:table-cell>
          <table:table-cell table:number-columns-repeated="16368" table:style-name="ce1"/>
        </table:table-row>
        <table:table-row table:style-name="ro3">
          <table:table-cell table:number-columns-repeated="5" table:style-name="ce1"/>
          <table:table-cell office:value-type="string" table:style-name="ce1">
            <text:p><text:s/></text:p>
          </table:table-cell>
          <table:table-cell office:value-type="string" table:style-name="ce34">
            <text:p><text:s/></text:p>
          </table:table-cell>
          <table:table-cell table:number-columns-repeated="2" table:style-name="ce19"/>
          <table:table-cell table:number-columns-repeated="2" table:style-name="ce1"/>
          <table:table-cell office:value-type="string" table:style-name="ce39">
            <text:p>Low selectivity</text:p>
          </table:table-cell>
          <table:table-cell office:value-type="string" table:style-name="ce42">
            <text:p>HIGH</text:p>
          </table:table-cell>
          <table:table-cell table:number-columns-repeated="11" table:style-name="ce19"/>
          <table:table-cell table:number-columns-repeated="16360" table:style-name="ce1"/>
        </table:table-row>
        <table:table-row table:style-name="ro3">
          <table:table-cell table:number-columns-repeated="6" table:style-name="ce1"/>
          <table:table-cell office:value-type="string" table:style-name="ce34">
            <text:p><text:s/></text:p>
          </table:table-cell>
          <table:table-cell table:number-columns-repeated="4" table:style-name="ce1"/>
          <table:table-cell office:value-type="string" table:style-name="ce35">
            <text:p>High comp</text:p>
          </table:table-cell>
          <table:table-cell office:value-type="string" table:style-name="ce40">
            <text:p>Low comp</text:p>
          </table:table-cell>
          <table:table-cell table:style-name="ce19"/>
          <table:table-cell office:value-type="string" table:style-name="ce19">
            <text:p>My copy-paste</text:p>
          </table:table-cell>
          <table:table-cell table:number-columns-repeated="9" table:style-name="ce19"/>
          <table:table-cell table:number-columns-repeated="16360" table:style-name="ce1"/>
        </table:table-row>
        <table:table-row table:style-name="ro3">
          <table:table-cell office:value-type="string" table:style-name="ce1">
            <text:p>W2</text:p>
          </table:table-cell>
          <table:table-cell office:value-type="string" table:style-name="ce1">
            <text:p>Y0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</text:p>
          </table:table-cell>
          <table:table-cell table:number-columns-repeated="2" table:style-name="ce1"/>
          <table:table-cell office:value-type="string" table:style-name="ce34">
            <text:p>Yield</text:p>
          </table:table-cell>
          <table:table-cell table:number-columns-repeated="2" table:style-name="ce1"/>
          <table:table-cell office:value-type="string" table:style-name="ce1">
            <text:p>Loss from CSC</text:p>
          </table:table-cell>
          <table:table-cell table:style-name="ce1"/>
          <table:table-cell office:value-type="string" table:style-name="ce35">
            <text:p>Yield total</text:p>
          </table:table-cell>
          <table:table-cell office:value-type="string" table:style-name="ce40">
            <text:p>Yield total</text:p>
          </table:table-cell>
          <table:table-cell table:style-name="ce19"/>
          <table:table-cell office:value-type="string" table:style-name="ce19">
            <text:p>CSC - low selectivity</text:p>
          </table:table-cell>
          <table:table-cell office:value-type="string" table:style-name="ce43">
            <text:p>Highly comp</text:p>
          </table:table-cell>
          <table:table-cell office:value-type="string" table:style-name="ce19">
            <text:p>Low comp</text:p>
          </table:table-cell>
          <table:table-cell table:style-name="ce19"/>
          <table:table-cell office:value-type="string" table:style-name="ce19">
            <text:p>CSC - high selectivity</text:p>
          </table:table-cell>
          <table:table-cell office:value-type="string" table:style-name="ce19">
            <text:p>Highly comp</text:p>
          </table:table-cell>
          <table:table-cell office:value-type="string" table:style-name="ce19">
            <text:p>Low comp</text:p>
          </table:table-cell>
          <table:table-cell table:number-columns-repeated="2" table:style-name="ce19"/>
          <table:table-cell office:value-type="string" table:style-name="ce19">
            <text:p>CSC - low selectivity</text:p>
          </table:table-cell>
          <table:table-cell office:value-type="string" table:style-name="ce1">
            <text:p>Highly comp</text:p>
          </table:table-cell>
          <table:table-cell office:value-type="string" table:style-name="ce1">
            <text:p>CSC - high selectivity</text:p>
          </table:table-cell>
          <table:table-cell office:value-type="string" table:style-name="ce1">
            <text:p>Highly comp</text:p>
          </table:table-cell>
          <table:table-cell table:style-name="ce1"/>
          <table:table-cell office:value-type="string" table:style-name="ce1">
            <text:p>CSC - high selectivity</text:p>
          </table:table-cell>
          <table:table-cell office:value-type="string" table:style-name="ce1">
            <text:p>Highly comp</text:p>
          </table:table-cell>
          <table:table-cell office:value-type="string" table:style-name="ce1">
            <text:p>Low comp</text:p>
          </table:table-cell>
          <table:table-cell office:value-type="string" table:style-name="ce1">
            <text:p>Low comp</text:p>
          </table:table-cell>
          <table:table-cell table:number-columns-repeated="16352"/>
        </table:table-row>
        <table:table-row table:style-name="ro3">
          <table:table-cell office:value-type="float" office:value="100" table:formula="of:=[.A96]" table:style-name="ce1">
            <text:p>100</text:p>
          </table:table-cell>
          <table:table-cell office:value-type="float" office:value="6" table:formula="of:=[.B96]" table:style-name="ce1">
            <text:p>6</text:p>
          </table:table-cell>
          <table:table-cell office:value-type="float" office:value="0.2" table:formula="of:=[.C96]" table:style-name="ce1">
            <text:p>0,2</text:p>
          </table:table-cell>
          <table:table-cell office:value-type="float" office:value="55" table:formula="of:=[.D96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1199999999999992" table:formula="of:=[.B109]*(1-([.C109]*[.A109])/(100*(1+([.C109]*[.A109])/[.D109])))" table:style-name="ce34">
            <text:p>5,12</text:p>
          </table:table-cell>
          <table:table-cell office:value-type="float" office:value="5.7762711864406784" table:formula="of:=[.H96]" table:style-name="ce19">
            <text:p>5,776271186</text:p>
          </table:table-cell>
          <table:table-cell table:style-name="ce19"/>
          <table:table-cell office:value-type="float" office:value="0" table:formula="of:=[.J96]*[.H49]" table:style-name="ce1">
            <text:p>0</text:p>
          </table:table-cell>
          <table:table-cell table:style-name="ce1"/>
          <table:table-cell office:value-type="float" office:value="5.1199999999999992" table:formula="of:=([.G109]-[.J109])" table:style-name="ce35">
            <text:p>5,12</text:p>
          </table:table-cell>
          <table:table-cell office:value-type="float" office:value="5.7762711864406784" table:formula="of:=[.H109]-[.J109]" table:style-name="ce36">
            <text:p>5,776271186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5.1199999999999992" table:style-name="ce1">
            <text:p>5,12</text:p>
          </table:table-cell>
          <table:table-cell office:value-type="float" office:value="5.7762711864406784" table:style-name="ce19">
            <text:p>5,776271186</text:p>
          </table:table-cell>
          <table:table-cell table:style-name="ce19"/>
          <table:table-cell office:value-type="float" office:value="0" table:style-name="ce19">
            <text:p>0</text:p>
          </table:table-cell>
          <table:table-cell office:value-type="float" office:value="5.1199999999999992" table:style-name="ce19">
            <text:p>5,12</text:p>
          </table:table-cell>
          <table:table-cell office:value-type="float" office:value="5.7762711864406784" table:style-name="ce19">
            <text:p>5,776271186</text:p>
          </table:table-cell>
          <table:table-cell table:number-columns-repeated="2" table:style-name="ce19"/>
          <table:table-cell office:value-type="float" office:value="0" table:style-name="ce19">
            <text:p>0</text:p>
          </table:table-cell>
          <table:table-cell office:value-type="float" office:value="5.1199999999999992" table:style-name="ce1">
            <text:p>5,12</text:p>
          </table:table-cell>
          <table:table-cell office:value-type="float" office:value="0" table:style-name="ce1">
            <text:p>0</text:p>
          </table:table-cell>
          <table:table-cell office:value-type="float" office:value="5.1199999999999992" table:style-name="ce1">
            <text:p>5,1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.1199999999999992" table:style-name="ce1">
            <text:p>5,12</text:p>
          </table:table-cell>
          <table:table-cell office:value-type="float" office:value="5.7762711864406784" table:style-name="ce1">
            <text:p>5,776271186</text:p>
          </table:table-cell>
          <table:table-cell office:value-type="float" office:value="5.7762711864406784" table:style-name="ce1">
            <text:p>5,776271186</text:p>
          </table:table-cell>
          <table:table-cell table:number-columns-repeated="16352"/>
        </table:table-row>
        <table:table-row table:style-name="ro3">
          <table:table-cell office:value-type="float" office:value="46.660397365319056" table:formula="of:=[.A97]" table:style-name="ce1">
            <text:p>46,66039737</text:p>
          </table:table-cell>
          <table:table-cell office:value-type="float" office:value="6" table:formula="of:=[.B97]" table:style-name="ce1">
            <text:p>6</text:p>
          </table:table-cell>
          <table:table-cell office:value-type="float" office:value="0.2" table:formula="of:=[.C97]" table:style-name="ce1">
            <text:p>0,2</text:p>
          </table:table-cell>
          <table:table-cell office:value-type="float" office:value="55" table:formula="of:=[.D97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5212985105820342" table:formula="of:=[.B110]*(1-([.C110]*[.A110])/(100*(1+([.C110]*[.A110])/[.D110])))" table:style-name="ce34">
            <text:p>5,521298511</text:p>
          </table:table-cell>
          <table:table-cell office:value-type="float" office:value="5.8916905109047741" table:formula="of:=[.H97]" table:style-name="ce19">
            <text:p>5,891690511</text:p>
          </table:table-cell>
          <table:table-cell table:style-name="ce19"/>
          <table:table-cell office:value-type="float" office:value="2.7824386208947872E-2" table:formula="of:=[.J97]*[.H50]" table:style-name="ce1">
            <text:p>0,027824386</text:p>
          </table:table-cell>
          <table:table-cell table:style-name="ce1"/>
          <table:table-cell office:value-type="float" office:value="5.493474124373086" table:formula="of:=([.G110]-[.J110])" table:style-name="ce35">
            <text:p>5,493474124</text:p>
          </table:table-cell>
          <table:table-cell office:value-type="float" office:value="5.8638661246958259" table:formula="of:=[.H110]-[.J110]" table:style-name="ce36">
            <text:p>5,863866125</text:p>
          </table:table-cell>
          <table:table-cell table:style-name="ce19"/>
          <table:table-cell office:value-type="float" office:value="13.064176460119411" table:style-name="ce19">
            <text:p>13,06417646</text:p>
          </table:table-cell>
          <table:table-cell office:value-type="float" office:value="5.4467653135453231" table:style-name="ce1">
            <text:p>5,446765314</text:p>
          </table:table-cell>
          <table:table-cell office:value-type="float" office:value="5.817157313868063" table:style-name="ce19">
            <text:p>5,817157314</text:p>
          </table:table-cell>
          <table:table-cell table:style-name="ce19"/>
          <table:table-cell office:value-type="float" office:value="4.8770575499286002" table:style-name="ce19">
            <text:p>4,87705755</text:p>
          </table:table-cell>
          <table:table-cell office:value-type="float" office:value="5.493474124373086" table:style-name="ce19">
            <text:p>5,493474124</text:p>
          </table:table-cell>
          <table:table-cell office:value-type="float" office:value="5.8638661246958259" table:style-name="ce19">
            <text:p>5,863866125</text:p>
          </table:table-cell>
          <table:table-cell table:number-columns-repeated="2" table:style-name="ce19"/>
          <table:table-cell office:value-type="float" office:value="13.064176460119411" table:style-name="ce19">
            <text:p>13,06417646</text:p>
          </table:table-cell>
          <table:table-cell office:value-type="float" office:value="5.4467653135453231" table:style-name="ce1">
            <text:p>5,446765314</text:p>
          </table:table-cell>
          <table:table-cell office:value-type="float" office:value="4.8770575499286002" table:style-name="ce1">
            <text:p>4,87705755</text:p>
          </table:table-cell>
          <table:table-cell office:value-type="float" office:value="5.493474124373086" table:style-name="ce1">
            <text:p>5,493474124</text:p>
          </table:table-cell>
          <table:table-cell table:style-name="ce1"/>
          <table:table-cell office:value-type="float" office:value="4.8770575499286002" table:style-name="ce1">
            <text:p>4,87705755</text:p>
          </table:table-cell>
          <table:table-cell office:value-type="float" office:value="5.493474124373086" table:style-name="ce1">
            <text:p>5,493474124</text:p>
          </table:table-cell>
          <table:table-cell office:value-type="float" office:value="5.8638661246958259" table:style-name="ce1">
            <text:p>5,863866125</text:p>
          </table:table-cell>
          <table:table-cell office:value-type="float" office:value="5.817157313868063" table:style-name="ce1">
            <text:p>5,817157314</text:p>
          </table:table-cell>
          <table:table-cell table:number-columns-repeated="16352"/>
        </table:table-row>
        <table:table-row table:style-name="ro3">
          <table:table-cell office:value-type="float" office:value="27.168371563151457" table:formula="of:=[.A98]" table:style-name="ce1">
            <text:p>27,16837156</text:p>
          </table:table-cell>
          <table:table-cell office:value-type="float" office:value="6" table:formula="of:=[.B98]" table:style-name="ce1">
            <text:p>6</text:p>
          </table:table-cell>
          <table:table-cell office:value-type="float" office:value="0.2" table:formula="of:=[.C98]" table:style-name="ce1">
            <text:p>0,2</text:p>
          </table:table-cell>
          <table:table-cell office:value-type="float" office:value="55" table:formula="of:=[.D98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7032924865875234" table:formula="of:=[.B111]*(1-([.C111]*[.A111])/(100*(1+([.C111]*[.A111])/[.D111])))" table:style-name="ce34">
            <text:p>5,703292487</text:p>
          </table:table-cell>
          <table:table-cell office:value-type="float" office:value="5.9360593007397169" table:formula="of:=[.H98]" table:style-name="ce19">
            <text:p>5,936059301</text:p>
          </table:table-cell>
          <table:table-cell table:style-name="ce19"/>
          <table:table-cell office:value-type="float" office:value="5.7725211277296046E-2" table:formula="of:=[.J98]*[.H51]" table:style-name="ce1">
            <text:p>0,057725211</text:p>
          </table:table-cell>
          <table:table-cell table:style-name="ce1"/>
          <table:table-cell office:value-type="float" office:value="5.6455672753102277" table:formula="of:=([.G111]-[.J111])" table:style-name="ce35">
            <text:p>5,645567275</text:p>
          </table:table-cell>
          <table:table-cell office:value-type="float" office:value="5.8783340894624212" table:formula="of:=[.H111]-[.J111]" table:style-name="ce36">
            <text:p>5,878334089</text:p>
          </table:table-cell>
          <table:table-cell table:style-name="ce19"/>
          <table:table-cell office:value-type="float" office:value="24.421625854427447" table:style-name="ce19">
            <text:p>24,42162585</text:p>
          </table:table-cell>
          <table:table-cell office:value-type="float" office:value="5.5551519587575191" table:style-name="ce1">
            <text:p>5,555151959</text:p>
          </table:table-cell>
          <table:table-cell office:value-type="float" office:value="5.7879187729097126" table:style-name="ce19">
            <text:p>5,787918773</text:p>
          </table:table-cell>
          <table:table-cell table:style-name="ce19"/>
          <table:table-cell office:value-type="float" office:value="9.5162581964040438" table:style-name="ce19">
            <text:p>9,516258196</text:p>
          </table:table-cell>
          <table:table-cell office:value-type="float" office:value="5.6455672753102277" table:style-name="ce19">
            <text:p>5,645567275</text:p>
          </table:table-cell>
          <table:table-cell office:value-type="float" office:value="5.8783340894624212" table:style-name="ce19">
            <text:p>5,878334089</text:p>
          </table:table-cell>
          <table:table-cell table:number-columns-repeated="2" table:style-name="ce19"/>
          <table:table-cell office:value-type="float" office:value="24.421625854427447" table:style-name="ce19">
            <text:p>24,42162585</text:p>
          </table:table-cell>
          <table:table-cell office:value-type="float" office:value="5.5551519587575191" table:style-name="ce1">
            <text:p>5,555151959</text:p>
          </table:table-cell>
          <table:table-cell office:value-type="float" office:value="9.5162581964040438" table:style-name="ce1">
            <text:p>9,516258196</text:p>
          </table:table-cell>
          <table:table-cell office:value-type="float" office:value="5.6455672753102277" table:style-name="ce1">
            <text:p>5,645567275</text:p>
          </table:table-cell>
          <table:table-cell table:style-name="ce1"/>
          <table:table-cell office:value-type="float" office:value="9.5162581964040438" table:style-name="ce1">
            <text:p>9,516258196</text:p>
          </table:table-cell>
          <table:table-cell office:value-type="float" office:value="5.6455672753102277" table:style-name="ce1">
            <text:p>5,645567275</text:p>
          </table:table-cell>
          <table:table-cell office:value-type="float" office:value="5.8783340894624212" table:style-name="ce1">
            <text:p>5,878334089</text:p>
          </table:table-cell>
          <table:table-cell office:value-type="float" office:value="5.7879187729097126" table:style-name="ce1">
            <text:p>5,787918773</text:p>
          </table:table-cell>
          <table:table-cell table:number-columns-repeated="16352"/>
        </table:table-row>
        <table:table-row table:style-name="ro3">
          <table:table-cell office:value-type="float" office:value="17.859643421807224" table:formula="of:=[.A99]" table:style-name="ce1">
            <text:p>17,85964342</text:p>
          </table:table-cell>
          <table:table-cell office:value-type="float" office:value="6" table:formula="of:=[.B99]" table:style-name="ce1">
            <text:p>6</text:p>
          </table:table-cell>
          <table:table-cell office:value-type="float" office:value="0.2" table:formula="of:=[.C99]" table:style-name="ce1">
            <text:p>0,2</text:p>
          </table:table-cell>
          <table:table-cell office:value-type="float" office:value="55" table:formula="of:=[.D99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7987540290518051" table:formula="of:=[.B112]*(1-([.C112]*[.A112])/(100*(1+([.C112]*[.A112])/[.D112])))" table:style-name="ce34">
            <text:p>5,798754029</text:p>
          </table:table-cell>
          <table:table-cell office:value-type="float" office:value="5.9576864592420993" table:formula="of:=[.H99]" table:style-name="ce19">
            <text:p>5,957686459</text:p>
          </table:table-cell>
          <table:table-cell table:style-name="ce19"/>
          <table:table-cell office:value-type="float" office:value="8.969254692589998E-2" table:formula="of:=[.J99]*[.H52]" table:style-name="ce1">
            <text:p>0,089692547</text:p>
          </table:table-cell>
          <table:table-cell table:style-name="ce1"/>
          <table:table-cell office:value-type="float" office:value="5.7090614821259056" table:formula="of:=([.G112]-[.J112])" table:style-name="ce35">
            <text:p>5,709061482</text:p>
          </table:table-cell>
          <table:table-cell office:value-type="float" office:value="5.8679939123161997" table:formula="of:=[.H112]-[.J112]" table:style-name="ce36">
            <text:p>5,867993912</text:p>
          </table:table-cell>
          <table:table-cell table:style-name="ce19"/>
          <table:table-cell office:value-type="float" office:value="34.295318018494321" table:style-name="ce19">
            <text:p>34,29531802</text:p>
          </table:table-cell>
          <table:table-cell office:value-type="float" office:value="5.5779205353767356" table:style-name="ce1">
            <text:p>5,577920535</text:p>
          </table:table-cell>
          <table:table-cell office:value-type="float" office:value="5.7368529655670297" table:style-name="ce19">
            <text:p>5,736852966</text:p>
          </table:table-cell>
          <table:table-cell table:style-name="ce19"/>
          <table:table-cell office:value-type="float" office:value="13.929202357494225" table:style-name="ce19">
            <text:p>13,92920236</text:p>
          </table:table-cell>
          <table:table-cell office:value-type="float" office:value="5.7090614821259056" table:style-name="ce19">
            <text:p>5,709061482</text:p>
          </table:table-cell>
          <table:table-cell office:value-type="float" office:value="5.8679939123161997" table:style-name="ce19">
            <text:p>5,867993912</text:p>
          </table:table-cell>
          <table:table-cell table:number-columns-repeated="2" table:style-name="ce19"/>
          <table:table-cell office:value-type="float" office:value="34.295318018494321" table:style-name="ce19">
            <text:p>34,29531802</text:p>
          </table:table-cell>
          <table:table-cell office:value-type="float" office:value="5.5779205353767356" table:style-name="ce1">
            <text:p>5,577920535</text:p>
          </table:table-cell>
          <table:table-cell office:value-type="float" office:value="13.929202357494225" table:style-name="ce1">
            <text:p>13,92920236</text:p>
          </table:table-cell>
          <table:table-cell office:value-type="float" office:value="5.7090614821259056" table:style-name="ce1">
            <text:p>5,709061482</text:p>
          </table:table-cell>
          <table:table-cell table:style-name="ce1"/>
          <table:table-cell office:value-type="float" office:value="13.929202357494225" table:style-name="ce1">
            <text:p>13,92920236</text:p>
          </table:table-cell>
          <table:table-cell office:value-type="float" office:value="5.7090614821259056" table:style-name="ce1">
            <text:p>5,709061482</text:p>
          </table:table-cell>
          <table:table-cell office:value-type="float" office:value="5.8679939123161997" table:style-name="ce1">
            <text:p>5,867993912</text:p>
          </table:table-cell>
          <table:table-cell office:value-type="float" office:value="5.7368529655670297" table:style-name="ce1">
            <text:p>5,736852966</text:p>
          </table:table-cell>
          <table:table-cell table:number-columns-repeated="16352"/>
        </table:table-row>
        <table:table-row table:style-name="ro3">
          <table:table-cell office:value-type="float" office:value="12.676870129052812" table:formula="of:=[.A100]" table:style-name="ce1">
            <text:p>12,67687013</text:p>
          </table:table-cell>
          <table:table-cell office:value-type="float" office:value="6" table:formula="of:=[.B100]" table:style-name="ce1">
            <text:p>6</text:p>
          </table:table-cell>
          <table:table-cell office:value-type="float" office:value="0.2" table:formula="of:=[.C100]" table:style-name="ce1">
            <text:p>0,2</text:p>
          </table:table-cell>
          <table:table-cell office:value-type="float" office:value="55" table:formula="of:=[.D100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8545810394589335" table:formula="of:=[.B113]*(1-([.C113]*[.A113])/(100*(1+([.C113]*[.A113])/[.D113])))" table:style-name="ce34">
            <text:p>5,854581039</text:p>
          </table:table-cell>
          <table:table-cell office:value-type="float" office:value="5.9698534490799844" table:formula="of:=[.H100]" table:style-name="ce19">
            <text:p>5,969853449</text:p>
          </table:table-cell>
          <table:table-cell table:style-name="ce19"/>
          <table:table-cell office:value-type="float" office:value="0.12370511707260455" table:formula="of:=[.J100]*[.H53]" table:style-name="ce1">
            <text:p>0,123705117</text:p>
          </table:table-cell>
          <table:table-cell table:style-name="ce1"/>
          <table:table-cell office:value-type="float" office:value="5.7308759223863293" table:formula="of:=([.G113]-[.J113])" table:style-name="ce35">
            <text:p>5,730875922</text:p>
          </table:table-cell>
          <table:table-cell office:value-type="float" office:value="5.8461483320073802" table:formula="of:=[.H113]-[.J113]" table:style-name="ce36">
            <text:p>5,846148332</text:p>
          </table:table-cell>
          <table:table-cell table:style-name="ce19"/>
          <table:table-cell office:value-type="float" office:value="42.879093615118521" table:style-name="ce19">
            <text:p>42,87909362</text:p>
          </table:table-cell>
          <table:table-cell office:value-type="float" office:value="5.5619575864632171" table:style-name="ce1">
            <text:p>5,561957586</text:p>
          </table:table-cell>
          <table:table-cell office:value-type="float" office:value="5.677229996084268" table:style-name="ce19">
            <text:p>5,677229996</text:p>
          </table:table-cell>
          <table:table-cell table:style-name="ce19"/>
          <table:table-cell office:value-type="float" office:value="18.126924692201811" table:style-name="ce19">
            <text:p>18,12692469</text:p>
          </table:table-cell>
          <table:table-cell office:value-type="float" office:value="5.7308759223863293" table:style-name="ce19">
            <text:p>5,730875922</text:p>
          </table:table-cell>
          <table:table-cell office:value-type="float" office:value="5.8461483320073802" table:style-name="ce19">
            <text:p>5,846148332</text:p>
          </table:table-cell>
          <table:table-cell table:number-columns-repeated="2" table:style-name="ce19"/>
          <table:table-cell office:value-type="float" office:value="42.879093615118521" table:style-name="ce19">
            <text:p>42,87909362</text:p>
          </table:table-cell>
          <table:table-cell office:value-type="float" office:value="5.5619575864632171" table:style-name="ce1">
            <text:p>5,561957586</text:p>
          </table:table-cell>
          <table:table-cell office:value-type="float" office:value="18.126924692201811" table:style-name="ce1">
            <text:p>18,12692469</text:p>
          </table:table-cell>
          <table:table-cell office:value-type="float" office:value="5.7308759223863293" table:style-name="ce1">
            <text:p>5,730875922</text:p>
          </table:table-cell>
          <table:table-cell table:style-name="ce1"/>
          <table:table-cell office:value-type="float" office:value="18.126924692201811" table:style-name="ce1">
            <text:p>18,12692469</text:p>
          </table:table-cell>
          <table:table-cell office:value-type="float" office:value="5.7308759223863293" table:style-name="ce1">
            <text:p>5,730875922</text:p>
          </table:table-cell>
          <table:table-cell office:value-type="float" office:value="5.8461483320073802" table:style-name="ce1">
            <text:p>5,846148332</text:p>
          </table:table-cell>
          <table:table-cell office:value-type="float" office:value="5.677229996084268" table:style-name="ce1">
            <text:p>5,677229996</text:p>
          </table:table-cell>
          <table:table-cell table:number-columns-repeated="16352"/>
        </table:table-row>
        <table:table-row table:style-name="ro3">
          <table:table-cell office:value-type="float" office:value="9.4875062854238799" table:formula="of:=[.A101]" table:style-name="ce1">
            <text:p>9,487506285</text:p>
          </table:table-cell>
          <table:table-cell office:value-type="float" office:value="6" table:formula="of:=[.B101]" table:style-name="ce1">
            <text:p>6</text:p>
          </table:table-cell>
          <table:table-cell office:value-type="float" office:value="0.2" table:formula="of:=[.C101]" table:style-name="ce1">
            <text:p>0,2</text:p>
          </table:table-cell>
          <table:table-cell office:value-type="float" office:value="55" table:formula="of:=[.D101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8899467637412277" table:formula="of:=[.B114]*(1-([.C114]*[.A114])/(100*(1+([.C114]*[.A114])/[.D114])))" table:style-name="ce34">
            <text:p>5,889946764</text:p>
          </table:table-cell>
          <table:table-cell office:value-type="float" office:value="5.9773860214702115" table:formula="of:=[.H101]" table:style-name="ce19">
            <text:p>5,977386021</text:p>
          </table:table-cell>
          <table:table-cell table:style-name="ce19"/>
          <table:table-cell office:value-type="float" office:value="0.15973053424179037" table:formula="of:=[.J101]*[.H54]" table:style-name="ce1">
            <text:p>0,159730534</text:p>
          </table:table-cell>
          <table:table-cell table:style-name="ce1"/>
          <table:table-cell office:value-type="float" office:value="5.7302162294994377" table:formula="of:=([.G114]-[.J114])" table:style-name="ce35">
            <text:p>5,730216229</text:p>
          </table:table-cell>
          <table:table-cell office:value-type="float" office:value="5.8176554872284214" table:formula="of:=[.H114]-[.J114]" table:style-name="ce36">
            <text:p>5,817655487</text:p>
          </table:table-cell>
          <table:table-cell table:style-name="ce19"/>
          <table:table-cell office:value-type="float" office:value="50.341469620859058" table:style-name="ce19">
            <text:p>50,34146962</text:p>
          </table:table-cell>
          <table:table-cell office:value-type="float" office:value="5.5264251406220826" table:style-name="ce1">
            <text:p>5,526425141</text:p>
          </table:table-cell>
          <table:table-cell office:value-type="float" office:value="5.6138643983510663" table:style-name="ce19">
            <text:p>5,613864398</text:p>
          </table:table-cell>
          <table:table-cell table:style-name="ce19"/>
          <table:table-cell office:value-type="float" office:value="22.119921692859506" table:style-name="ce19">
            <text:p>22,11992169</text:p>
          </table:table-cell>
          <table:table-cell office:value-type="float" office:value="5.7302162294994377" table:style-name="ce19">
            <text:p>5,730216229</text:p>
          </table:table-cell>
          <table:table-cell office:value-type="float" office:value="5.8176554872284214" table:style-name="ce19">
            <text:p>5,817655487</text:p>
          </table:table-cell>
          <table:table-cell table:number-columns-repeated="2" table:style-name="ce19"/>
          <table:table-cell office:value-type="float" office:value="50.341469620859058" table:style-name="ce19">
            <text:p>50,34146962</text:p>
          </table:table-cell>
          <table:table-cell office:value-type="float" office:value="5.5264251406220826" table:style-name="ce1">
            <text:p>5,526425141</text:p>
          </table:table-cell>
          <table:table-cell office:value-type="float" office:value="22.119921692859506" table:style-name="ce1">
            <text:p>22,11992169</text:p>
          </table:table-cell>
          <table:table-cell office:value-type="float" office:value="5.7302162294994377" table:style-name="ce1">
            <text:p>5,730216229</text:p>
          </table:table-cell>
          <table:table-cell table:style-name="ce1"/>
          <table:table-cell office:value-type="float" office:value="22.119921692859506" table:style-name="ce1">
            <text:p>22,11992169</text:p>
          </table:table-cell>
          <table:table-cell office:value-type="float" office:value="5.7302162294994377" table:style-name="ce1">
            <text:p>5,730216229</text:p>
          </table:table-cell>
          <table:table-cell office:value-type="float" office:value="5.8176554872284214" table:style-name="ce1">
            <text:p>5,817655487</text:p>
          </table:table-cell>
          <table:table-cell office:value-type="float" office:value="5.6138643983510663" table:style-name="ce1">
            <text:p>5,613864398</text:p>
          </table:table-cell>
          <table:table-cell table:number-columns-repeated="16352"/>
        </table:table-row>
        <table:table-row table:style-name="ro3">
          <table:table-cell office:value-type="float" office:value="7.3812041339345669" table:formula="of:=[.A102]" table:style-name="ce1">
            <text:p>7,381204134</text:p>
          </table:table-cell>
          <table:table-cell office:value-type="float" office:value="6" table:formula="of:=[.B102]" table:style-name="ce1">
            <text:p>6</text:p>
          </table:table-cell>
          <table:table-cell office:value-type="float" office:value="0.2" table:formula="of:=[.C102]" table:style-name="ce1">
            <text:p>0,2</text:p>
          </table:table-cell>
          <table:table-cell office:value-type="float" office:value="55" table:formula="of:=[.D102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9137408110547227" table:formula="of:=[.B115]*(1-([.C115]*[.A115])/(100*(1+([.C115]*[.A115])/[.D115])))" table:style-name="ce34">
            <text:p>5,913740811</text:p>
          </table:table-cell>
          <table:table-cell office:value-type="float" office:value="5.9823796984730819" table:formula="of:=[.H102]" table:style-name="ce19">
            <text:p>5,982379698</text:p>
          </table:table-cell>
          <table:table-cell table:style-name="ce19"/>
          <table:table-cell office:value-type="float" office:value="0.19772569318408981" table:formula="of:=[.J102]*[.H55]" table:style-name="ce1">
            <text:p>0,197725693</text:p>
          </table:table-cell>
          <table:table-cell table:style-name="ce1"/>
          <table:table-cell office:value-type="float" office:value="5.7160151178706329" table:formula="of:=([.G115]-[.J115])" table:style-name="ce35">
            <text:p>5,716015118</text:p>
          </table:table-cell>
          <table:table-cell office:value-type="float" office:value="5.7846540052889921" table:formula="of:=[.H115]-[.J115]" table:style-name="ce36">
            <text:p>5,784654005</text:p>
          </table:table-cell>
          <table:table-cell table:style-name="ce19"/>
          <table:table-cell office:value-type="float" office:value="56.82894765709203" table:style-name="ce19">
            <text:p>56,82894766</text:p>
          </table:table-cell>
          <table:table-cell office:value-type="float" office:value="5.4802017290260396" table:style-name="ce1">
            <text:p>5,480201729</text:p>
          </table:table-cell>
          <table:table-cell office:value-type="float" office:value="5.5488406164443989" table:style-name="ce19">
            <text:p>5,548840616</text:p>
          </table:table-cell>
          <table:table-cell table:style-name="ce19"/>
          <table:table-cell office:value-type="float" office:value="25.918177931828218" table:style-name="ce19">
            <text:p>25,91817793</text:p>
          </table:table-cell>
          <table:table-cell office:value-type="float" office:value="5.7160151178706329" table:style-name="ce19">
            <text:p>5,716015118</text:p>
          </table:table-cell>
          <table:table-cell office:value-type="float" office:value="5.7846540052889921" table:style-name="ce19">
            <text:p>5,784654005</text:p>
          </table:table-cell>
          <table:table-cell table:number-columns-repeated="2" table:style-name="ce19"/>
          <table:table-cell office:value-type="float" office:value="56.82894765709203" table:style-name="ce19">
            <text:p>56,82894766</text:p>
          </table:table-cell>
          <table:table-cell office:value-type="float" office:value="5.4802017290260396" table:style-name="ce1">
            <text:p>5,480201729</text:p>
          </table:table-cell>
          <table:table-cell office:value-type="float" office:value="25.918177931828218" table:style-name="ce1">
            <text:p>25,91817793</text:p>
          </table:table-cell>
          <table:table-cell office:value-type="float" office:value="5.7160151178706329" table:style-name="ce1">
            <text:p>5,716015118</text:p>
          </table:table-cell>
          <table:table-cell table:style-name="ce1"/>
          <table:table-cell office:value-type="float" office:value="25.918177931828218" table:style-name="ce1">
            <text:p>25,91817793</text:p>
          </table:table-cell>
          <table:table-cell office:value-type="float" office:value="5.7160151178706329" table:style-name="ce1">
            <text:p>5,716015118</text:p>
          </table:table-cell>
          <table:table-cell office:value-type="float" office:value="5.7846540052889921" table:style-name="ce1">
            <text:p>5,784654005</text:p>
          </table:table-cell>
          <table:table-cell office:value-type="float" office:value="5.5488406164443989" table:style-name="ce1">
            <text:p>5,548840616</text:p>
          </table:table-cell>
          <table:table-cell table:number-columns-repeated="16352"/>
        </table:table-row>
        <table:table-row table:style-name="ro3">
          <table:table-cell office:value-type="float" office:value="5.9150779757014771" table:formula="of:=[.A103]" table:style-name="ce1">
            <text:p>5,915077976</text:p>
          </table:table-cell>
          <table:table-cell office:value-type="float" office:value="6" table:formula="of:=[.B103]" table:style-name="ce1">
            <text:p>6</text:p>
          </table:table-cell>
          <table:table-cell office:value-type="float" office:value="0.2" table:formula="of:=[.C103]" table:style-name="ce1">
            <text:p>0,2</text:p>
          </table:table-cell>
          <table:table-cell office:value-type="float" office:value="55" table:formula="of:=[.D103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9305136717456541" table:formula="of:=[.B116]*(1-([.C116]*[.A116])/(100*(1+([.C116]*[.A116])/[.D116])))" table:style-name="ce34">
            <text:p>5,930513672</text:p>
          </table:table-cell>
          <table:table-cell office:value-type="float" office:value="5.9858646214882167" table:formula="of:=[.H103]" table:style-name="ce19">
            <text:p>5,985864621</text:p>
          </table:table-cell>
          <table:table-cell table:style-name="ce19"/>
          <table:table-cell office:value-type="float" office:value="0.23763731047062886" table:formula="of:=[.J103]*[.H56]" table:style-name="ce1">
            <text:p>0,23763731</text:p>
          </table:table-cell>
          <table:table-cell table:style-name="ce1"/>
          <table:table-cell office:value-type="float" office:value="5.6928763612750251" table:formula="of:=([.G116]-[.J116])" table:style-name="ce35">
            <text:p>5,692876361</text:p>
          </table:table-cell>
          <table:table-cell office:value-type="float" office:value="5.7482273110175877" table:formula="of:=[.H116]-[.J116]" table:style-name="ce36">
            <text:p>5,748227311</text:p>
          </table:table-cell>
          <table:table-cell table:style-name="ce19"/>
          <table:table-cell office:value-type="float" office:value="62.468890114860045" table:style-name="ce19">
            <text:p>62,46889011</text:p>
          </table:table-cell>
          <table:table-cell office:value-type="float" office:value="5.4278269016509197" table:style-name="ce1">
            <text:p>5,427826902</text:p>
          </table:table-cell>
          <table:table-cell office:value-type="float" office:value="5.4831778513934823" table:style-name="ce19">
            <text:p>5,483177851</text:p>
          </table:table-cell>
          <table:table-cell table:style-name="ce19"/>
          <table:table-cell office:value-type="float" office:value="29.53119102812866" table:style-name="ce19">
            <text:p>29,53119103</text:p>
          </table:table-cell>
          <table:table-cell office:value-type="float" office:value="5.6928763612750251" table:style-name="ce19">
            <text:p>5,692876361</text:p>
          </table:table-cell>
          <table:table-cell office:value-type="float" office:value="5.7482273110175877" table:style-name="ce19">
            <text:p>5,748227311</text:p>
          </table:table-cell>
          <table:table-cell table:number-columns-repeated="2" table:style-name="ce19"/>
          <table:table-cell office:value-type="float" office:value="62.468890114860045" table:style-name="ce19">
            <text:p>62,46889011</text:p>
          </table:table-cell>
          <table:table-cell office:value-type="float" office:value="5.4278269016509197" table:style-name="ce1">
            <text:p>5,427826902</text:p>
          </table:table-cell>
          <table:table-cell office:value-type="float" office:value="29.53119102812866" table:style-name="ce1">
            <text:p>29,53119103</text:p>
          </table:table-cell>
          <table:table-cell office:value-type="float" office:value="5.6928763612750251" table:style-name="ce1">
            <text:p>5,692876361</text:p>
          </table:table-cell>
          <table:table-cell table:style-name="ce1"/>
          <table:table-cell office:value-type="float" office:value="29.53119102812866" table:style-name="ce1">
            <text:p>29,53119103</text:p>
          </table:table-cell>
          <table:table-cell office:value-type="float" office:value="5.6928763612750251" table:style-name="ce1">
            <text:p>5,692876361</text:p>
          </table:table-cell>
          <table:table-cell office:value-type="float" office:value="5.7482273110175877" table:style-name="ce1">
            <text:p>5,748227311</text:p>
          </table:table-cell>
          <table:table-cell office:value-type="float" office:value="5.4831778513934823" table:style-name="ce1">
            <text:p>5,483177851</text:p>
          </table:table-cell>
          <table:table-cell table:number-columns-repeated="16352"/>
        </table:table-row>
        <table:table-row table:style-name="ro3">
          <table:table-cell office:value-type="float" office:value="4.8521742846905234" table:formula="of:=[.A104]" table:style-name="ce1">
            <text:p>4,852174285</text:p>
          </table:table-cell>
          <table:table-cell office:value-type="float" office:value="6" table:formula="of:=[.B104]" table:style-name="ce1">
            <text:p>6</text:p>
          </table:table-cell>
          <table:table-cell office:value-type="float" office:value="0.2" table:formula="of:=[.C104]" table:style-name="ce1">
            <text:p>0,2</text:p>
          </table:table-cell>
          <table:table-cell office:value-type="float" office:value="55" table:formula="of:=[.D104]" table:style-name="ce1">
            <text:p>55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float" office:value="5.9427834527982277" table:formula="of:=[.B117]*(1-([.C117]*[.A117])/(100*(1+([.C117]*[.A117])/[.D117])))" table:style-name="ce34">
            <text:p>5,942783453</text:p>
          </table:table-cell>
          <table:table-cell office:value-type="float" office:value="5.9883957314863965" table:formula="of:=[.H104]" table:style-name="ce19">
            <text:p>5,988395731</text:p>
          </table:table-cell>
          <table:table-cell table:style-name="ce19"/>
          <table:table-cell office:value-type="float" office:value="0.27940259523741534" table:formula="of:=[.J104]*[.H57]" table:style-name="ce1">
            <text:p>0,279402595</text:p>
          </table:table-cell>
          <table:table-cell table:style-name="ce1"/>
          <table:table-cell office:value-type="float" office:value="5.6633808575608127" table:formula="of:=([.G117]-[.J117])" table:style-name="ce35">
            <text:p>5,663380858</text:p>
          </table:table-cell>
          <table:table-cell office:value-type="float" office:value="5.7089931362489814" table:formula="of:=[.H117]-[.J117]" table:style-name="ce36">
            <text:p>5,708993136</text:p>
          </table:table-cell>
          <table:table-cell table:style-name="ce1"/>
          <table:table-cell office:value-type="float" office:value="67.372020537696059" table:style-name="ce1">
            <text:p>67,37202054</text:p>
          </table:table-cell>
          <table:table-cell office:value-type="float" office:value="5.3718079610139853" table:style-name="ce1">
            <text:p>5,371807961</text:p>
          </table:table-cell>
          <table:table-cell office:value-type="float" office:value="5.417420239702154" table:style-name="ce1">
            <text:p>5,41742024</text:p>
          </table:table-cell>
          <table:table-cell table:style-name="ce1"/>
          <table:table-cell office:value-type="float" office:value="32.967995396436073" table:style-name="ce1">
            <text:p>32,9679954</text:p>
          </table:table-cell>
          <table:table-cell office:value-type="float" office:value="5.6633808575608127" table:style-name="ce1">
            <text:p>5,663380858</text:p>
          </table:table-cell>
          <table:table-cell office:value-type="float" office:value="5.7089931362489814" table:style-name="ce1">
            <text:p>5,708993136</text:p>
          </table:table-cell>
          <table:table-cell table:number-columns-repeated="2" table:style-name="ce1"/>
          <table:table-cell office:value-type="float" office:value="67.372020537696059" table:style-name="ce1">
            <text:p>67,37202054</text:p>
          </table:table-cell>
          <table:table-cell office:value-type="float" office:value="5.3718079610139853" table:style-name="ce1">
            <text:p>5,371807961</text:p>
          </table:table-cell>
          <table:table-cell office:value-type="float" office:value="32.967995396436073" table:style-name="ce1">
            <text:p>32,9679954</text:p>
          </table:table-cell>
          <table:table-cell office:value-type="float" office:value="5.6633808575608127" table:style-name="ce1">
            <text:p>5,663380858</text:p>
          </table:table-cell>
          <table:table-cell table:style-name="ce1"/>
          <table:table-cell office:value-type="float" office:value="32.967995396436073" table:style-name="ce1">
            <text:p>32,9679954</text:p>
          </table:table-cell>
          <table:table-cell office:value-type="float" office:value="5.6633808575608127" table:style-name="ce1">
            <text:p>5,663380858</text:p>
          </table:table-cell>
          <table:table-cell office:value-type="float" office:value="5.7089931362489814" table:style-name="ce1">
            <text:p>5,708993136</text:p>
          </table:table-cell>
          <table:table-cell office:value-type="float" office:value="5.417420239702154" table:style-name="ce1">
            <text:p>5,41742024</text:p>
          </table:table-cell>
          <table:table-cell table:number-columns-repeated="16352"/>
        </table:table-row>
        <table:table-row table:style-name="ro3">
          <table:table-cell office:value-type="float" office:value="0" table:formula="of:=[.A105]" table:style-name="ce1">
            <text:p>0</text:p>
          </table:table-cell>
          <table:table-cell office:value-type="float" office:value="6" table:formula="of:=[.B105]" table:style-name="ce1">
            <text:p>6</text:p>
          </table:table-cell>
          <table:table-cell office:value-type="float" office:value="0.2" table:formula="of:=[.C105]" table:style-name="ce1">
            <text:p>0,2</text:p>
          </table:table-cell>
          <table:table-cell office:value-type="float" office:value="55" table:formula="of:=[.D105]" table:style-name="ce1">
            <text:p>55</text:p>
          </table:table-cell>
          <table:table-cell table:number-columns-repeated="2" table:style-name="ce1"/>
          <table:table-cell office:value-type="float" office:value="6" table:formula="of:=[.B118]*(1-([.C118]*[.A118])/(100*(1+([.C118]*[.A118])/[.D118])))" table:style-name="ce34">
            <text:p>6</text:p>
          </table:table-cell>
          <table:table-cell office:value-type="float" office:value="6" table:formula="of:=[.H105]" table:style-name="ce19">
            <text:p>6</text:p>
          </table:table-cell>
          <table:table-cell table:style-name="ce19"/>
          <table:table-cell table:number-columns-repeated="2" table:style-name="ce1"/>
          <table:table-cell office:value-type="float" office:value="6" table:formula="of:=([.G118]-[.J118])" table:style-name="ce37">
            <text:p>6</text:p>
          </table:table-cell>
          <table:table-cell office:value-type="float" office:value="6" table:formula="of:=[.H118]-[.J118]" table:style-name="ce41">
            <text:p>6</text:p>
          </table:table-cell>
          <table:table-cell table:number-columns-repeated="16371" table:style-name="ce1"/>
        </table:table-row>
        <table:table-row table:style-name="ro3">
          <table:table-cell table:style-name="ce1">
            <draw:frame draw:z-index="4" draw:id="id12" draw:style-name="a12" draw:name="Chart 15" svg:x="0.1846in" svg:y="0.0594in" svg:width="5.4283in" svg:height="2.848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3" draw:id="id11" draw:style-name="a11" draw:name="Chart 13" svg:x="0.3689in" svg:y="0.0476in" svg:width="4.8323in" svg:height="2.848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5" draw:id="id13" draw:style-name="a13" draw:name="Chart 5" svg:x="0.44167in" svg:y="0.04583in" svg:width="5in" svg:height="3.125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6" draw:id="id14" draw:style-name="a14" draw:name="Chart 6" svg:x="0.475in" svg:y="0.04583in" svg:width="5.65in" svg:height="3.125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number-rows-repeated="1048457" table:style-name="ro3">
          <table:table-cell table:number-columns-repeated="16384"/>
        </table:table-row>
      </table:table>
      <table:table table:name="Sheet4" table:style-name="ta2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Sheet3" table:style-name="ta2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Jesper Rasmussen</meta:initial-creator>
    <dc:creator>Virginia Anne Nichols</dc:creator>
    <meta:creation-date>2015-03-04T09:06:23Z</meta:creation-date>
    <dc:date>2024-08-13T18:38:44Z</dc:date>
    <meta:user-defined meta:name="AppVersion">16.0300</meta:user-defined>
    <meta:user-defined meta:name="Company">Faculty of Science, University of Copenhagen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polynomial" chart:regression-name="" chart:regression-max-degree="6"/>
      <style:graphic-properties draw:fill="none" draw:stroke="dash" draw:stroke-dash="a3" svg:stroke-width="0.02087in" svg:stroke-color="#000000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219.7151968503937pt" svg:width="277.401574803149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Weed control (%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Crop soil cover (%)</text:p>
            </chart:title>
          </chart:axis>
          <chart:series chart:values-cell-range-address="Sheet2.$F$22:.$F$30" chart:class="chart:scatter" chart:attached-axis="primary-y" chart:style-name="G0S0">
            <chart:domain table:cell-range-address="Sheet2.$F$49:.$F$57"/>
            <chart:data-point chart:repeated="9"/>
          </chart:series>
          <chart:series chart:values-cell-range-address="Sheet2.$F$22:.$F$30" chart:class="chart:scatter" chart:attached-axis="primary-y" chart:style-name="G0S1">
            <chart:domain table:cell-range-address="Sheet2.$F$49:.$F$5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series chart:values-cell-range-address="Sheet2.$F$22:.$F$30" chart:class="chart:scatter" chart:attached-axis="primary-y" chart:style-name="G0S2">
            <chart:domain table:cell-range-address="Sheet2.$G$49:.$G$57"/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8346in" draw:distance="0.0626in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010">
      <style:chart-properties chart:regression-type="polynomial" chart:regression-name="" chart:regression-max-degree="6"/>
      <style:graphic-properties draw:fill="none" draw:stroke="solid" svg:stroke-width="0.01024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1024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205.4807874015748pt" svg:width="352.6559842519685pt" chart:style-name="Crt0">
        <chart:title chart:style-name="CT00">
          <text:p text:style-name="a0" text:class-names="" text:cond-style-name="">Crop impac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rop soil cver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Harrowing intensity</text:p>
            </chart:title>
          </chart:axis>
          <chart:series chart:values-cell-range-address="Sheet2.$F$49:.$F$57" chart:class="chart:scatter" chart:attached-axis="primary-y" chart:style-name="G0S0">
            <chart:domain table:cell-range-address="Sheet2.$E$11:.$E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G$49:.$G$57" chart:class="chart:scatter" chart:attached-axis="primary-y" chart:style-name="G0S1">
            <chart:domain table:cell-range-address="Sheet2.$E$11:.$E$19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010">
      <style:chart-properties chart:regression-type="polynomial" chart:regression-name="" chart:regression-max-degree="6"/>
      <style:graphic-properties draw:fill="none" draw:stroke="solid" svg:stroke-width="0.01024in" svg:stroke-color="#000000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1024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/>
      <style:graphic-properties draw:fill="none" draw:stroke="none"/>
    </style:style>
  </office:automatic-styles>
  <office:body>
    <office:chart>
      <chart:chart chart:class="chart:scatter" svg:height="194.9975590551181pt" svg:width="348.12pt" chart:style-name="Crt0">
        <chart:title chart:style-name="CT00">
          <text:p text:style-name="a0" text:class-names="" text:cond-style-name="">Yield loss (%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svg:x="12.58472440944882pt" svg:y="120.6830708661417pt" chart:style-name="AT00">
              <text:p text:style-name="a1" text:class-names="" text:cond-style-name="">Yield loss /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Harrowing intensity</text:p>
            </chart:title>
          </chart:axis>
          <chart:series chart:values-cell-range-address="Sheet2.$F$75:.$F$83" chart:class="chart:scatter" chart:attached-axis="primary-y" chart:style-name="G0S0">
            <chart:domain table:cell-range-address="Sheet2.$E$11:.$E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G$75:.$G$83" chart:class="chart:scatter" chart:attached-axis="primary-y" chart:style-name="G0S1">
            <chart:domain table:cell-range-address="Sheet2.$E$11:.$E$19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6" chart:minimum="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5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dash" draw:stroke-dash="a3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205.0559842519685pt" svg:width="347.9255905511811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Yield (t/ha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Crop soil cover (%)</text:p>
            </chart:title>
          </chart:axis>
          <chart:series chart:values-cell-range-address="Sheet2.$L$96:.$L$104" chart:class="chart:scatter" chart:attached-axis="primary-y" chart:style-name="G0S0">
            <chart:domain table:cell-range-address="Sheet2.$F$49:.$F$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L$109:.$L$117" chart:class="chart:scatter" chart:attached-axis="primary-y" chart:style-name="G0S1">
            <chart:domain table:cell-range-address="Sheet2.$G$49:.$G$5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8346in" draw:distance="0.0626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5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dash" draw:stroke-dash="a3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205.0559842519685pt" svg:width="390.8375590551181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Yield (t/ha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Crop soil cover (%)</text:p>
            </chart:title>
          </chart:axis>
          <chart:series chart:values-cell-range-address="Sheet2.$M$96:.$M$104" chart:class="chart:scatter" chart:attached-axis="primary-y" chart:style-name="G0S0">
            <chart:domain table:cell-range-address="Sheet2.$F$49:.$F$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M$109:.$M$118" chart:class="chart:scatter" chart:attached-axis="primary-y" chart:style-name="G0S1">
            <chart:domain table:cell-range-address="Sheet2.$G$49:.$G$5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8346in" draw:distance="0.0626in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5.1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5.0pt" svg:width="360.0pt" chart:style-name="Crt0">
        <chart:title chart:style-name="CT00">
          <text:p text:style-name="a0" text:class-names="" text:cond-style-name="">Low selectivity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O$109:.$O$117"/>
          </chart:axis>
          <chart:axis chart:dimension="y" chart:name="primary-y" chart:style-name="Axs1">
            <chart:grid chart:class="major" chart:style-name="GMa1"/>
          </chart:axis>
          <chart:series chart:label-cell-address="Sheet2.$P$108" chart:values-cell-range-address="Sheet2.$P$110:.$P$117" chart:class="chart:line" chart:attached-axis="primary-y" chart:style-name="G0S1">
            <chart:data-point chart:repeated="8"/>
          </chart:series>
          <chart:series chart:label-cell-address="Sheet2.$Q$108" chart:values-cell-range-address="Sheet2.$Q$110:.$Q$117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4.6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196b2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5.0pt" svg:width="406.8pt" chart:style-name="Crt0">
        <chart:title chart:style-name="CT00">
          <text:p text:style-name="a0" text:class-names="" text:cond-style-name="">High Selectivity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S$109:.$S$117"/>
          </chart:axis>
          <chart:axis chart:dimension="y" chart:name="primary-y" chart:style-name="Axs1">
            <chart:grid chart:class="major" chart:style-name="GMa1"/>
          </chart:axis>
          <chart:series chart:label-cell-address="Sheet2.$T$108" chart:values-cell-range-address="Sheet2.$T$109:.$T$116" chart:class="chart:line" chart:attached-axis="primary-y" chart:style-name="G0S1">
            <chart:data-point chart:repeated="8"/>
          </chart:series>
          <chart:series chart:label-cell-address="Sheet2.$U$108" chart:values-cell-range-address="Sheet2.$U$109:.$U$116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none"/>
    </style:style>
  </office:automatic-styles>
  <office:body>
    <office:chart>
      <chart:chart chart:class="chart:scatter" svg:height="212.651968503937pt" svg:width="278.841574803149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Weed control (%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Harrowing intensity</text:p>
            </chart:title>
          </chart:axis>
          <chart:series chart:values-cell-range-address="Sheet2.$F$22:.$F$30" chart:class="chart:scatter" chart:attached-axis="primary-y" chart:style-name="G0S0">
            <chart:domain table:cell-range-address="Sheet2.$E$11:.$E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G$22:.$G$30" chart:class="chart:scatter" chart:attached-axis="primary-y" chart:style-name="G0S1">
            <chart:domain table:cell-range-address="Sheet2.$E$11:.$E$19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dash" draw:stroke-dash="a3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209.4767716535433pt" svg:width="275.6663779527559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Leaf cover index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Harrowing intensity</text:p>
            </chart:title>
          </chart:axis>
          <chart:series chart:values-cell-range-address="Sheet2.$F$38:.$F$46" chart:class="chart:scatter" chart:attached-axis="primary-y" chart:style-name="G0S0">
            <chart:domain table:cell-range-address="Sheet2.$E$11:.$E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G$38:.$G$46" chart:class="chart:scatter" chart:attached-axis="primary-y" chart:style-name="G0S1">
            <chart:domain table:cell-range-address="Sheet2.$E$11:.$E$19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8346in" draw:distance="0.0626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015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95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dash" draw:stroke-dash="a3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212.94pt" svg:width="276.9767716535433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rop soil cover (%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Harrowing intensity</text:p>
            </chart:title>
          </chart:axis>
          <chart:series chart:values-cell-range-address="Sheet2.$F$49:.$F$57" chart:class="chart:scatter" chart:attached-axis="primary-y" chart:style-name="G0S0">
            <chart:domain table:cell-range-address="Sheet2.$E$11:.$E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G$49:.$G$57" chart:class="chart:scatter" chart:attached-axis="primary-y" chart:style-name="G0S1">
            <chart:domain table:cell-range-address="Sheet2.$E$11:.$E$19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8346in" draw:distance="0.0626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00.4407874015748pt" svg:width="269.121574803149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Weed-free yield loss (%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Crop soil cover (%)</text:p>
            </chart:title>
          </chart:axis>
          <chart:series chart:values-cell-range-address="Sheet2.$F$75:.$F$83" chart:class="chart:scatter" chart:attached-axis="primary-y" chart:style-name="G0S0">
            <chart:domain table:cell-range-address="Sheet2.$F$49:.$F$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2795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4" chart:origin="0" chart:interval-major="1" chart:interval-minor-divisor="5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2795in" svg:stroke-color="#000000" svg:stroke-opacity="100%"/>
    </style:style>
  </office:automatic-styles>
  <office:body>
    <office:chart>
      <chart:chart chart:class="chart:scatter" svg:height="210.4127559055118pt" svg:width="275.6375590551181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Weed density (m-2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Harrowing intensity</text:p>
            </chart:title>
          </chart:axis>
          <chart:series chart:values-cell-range-address="Sheet2.$F$11:.$F$19" chart:class="chart:scatter" chart:attached-axis="primary-y" chart:style-name="G0S0">
            <chart:domain table:cell-range-address="Sheet2.$E$11:.$E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maximum="1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196.4375590551181pt" svg:width="268.523937007874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Yield loss due to weeds (%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Weed density (m-2)</text:p>
            </chart:title>
          </chart:axis>
          <chart:series chart:values-cell-range-address="Sheet2.$O$96:.$O$105" chart:class="chart:scatter" chart:attached-axis="primary-y" chart:style-name="G0S0">
            <chart:domain table:cell-range-address="Sheet2.$A$96:.$A$10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0"/>
          </chart:series>
          <chart:series chart:values-cell-range-address="Sheet2.$P$96:.$P$105" chart:class="chart:scatter" chart:attached-axis="primary-y" chart:style-name="G0S1">
            <chart:domain table:cell-range-address="Sheet2.$A$96:.$A$105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5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dash" draw:stroke-dash="a3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215.2943307086614pt" svg:width="283.975196850393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Yield (t ha-1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Crop soil cover (%)</text:p>
            </chart:title>
          </chart:axis>
          <chart:series chart:values-cell-range-address="Sheet2.$M$96:.$M$104" chart:class="chart:scatter" chart:attached-axis="primary-y" chart:style-name="G0S0">
            <chart:domain table:cell-range-address="Sheet2.$F$49:.$F$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M$109:.$M$118" chart:class="chart:scatter" chart:attached-axis="primary-y" chart:style-name="G0S1">
            <chart:domain table:cell-range-address="Sheet2.$G$49:.$G$5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8346in" draw:distance="0.0626in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name="" chart:regression-max-degree="6"/>
      <style:graphic-properties draw:fill="none" draw:stroke="solid" svg:stroke-width="0.0208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none"/>
    </style:style>
    <style:style style:family="chart" style:name="G0S1">
      <style:chart-properties chart:symbol-type="none" chart:connect-bars="false" chart:solid-type="cuboid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6" chart:minimum="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5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T010">
      <style:chart-properties chart:regression-type="polynomial" chart:regression-name="" chart:regression-max-degree="6"/>
      <style:graphic-properties draw:fill="none" draw:stroke="dash" draw:stroke-dash="a3" svg:stroke-width="0.02087in" svg:stroke-color="#000000" svg:stroke-opacity="100%" draw:stroke-linejoin="round" svg:stroke-linecap="round"/>
    </style:style>
  </office:automatic-styles>
  <office:body>
    <office:chart>
      <chart:chart chart:class="chart:scatter" svg:height="215.2943307086614pt" svg:width="282.3335433070866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Yield (t ha-1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Crop soil cover (%)</text:p>
            </chart:title>
          </chart:axis>
          <chart:series chart:values-cell-range-address="Sheet2.$L$96:.$L$104" chart:class="chart:scatter" chart:attached-axis="primary-y" chart:style-name="G0S0">
            <chart:domain table:cell-range-address="Sheet2.$F$49:.$F$5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series chart:values-cell-range-address="Sheet2.$L$109:.$L$117" chart:class="chart:scatter" chart:attached-axis="primary-y" chart:style-name="G0S1">
            <chart:domain table:cell-range-address="Sheet2.$G$49:.$G$5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" draw:style="rect" draw:dots1="1" draw:dots1-length="0.08346in" draw:distance="0.0626in"/>
  </office:styles>
</office:document-styles>
</file>